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0.554cm"/>
    </style:style>
    <style:style style:name="co2" style:family="table-column">
      <style:table-column-properties fo:break-before="auto" style:column-width="2.267cm"/>
    </style:style>
    <style:style style:name="co3" style:family="table-column">
      <style:table-column-properties fo:break-before="auto" style:column-width="2.54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455cm" fo:break-before="auto" style:use-optimal-row-height="true"/>
    </style:style>
    <style:style style:name="ro4" style:family="table-row">
      <style:table-row-properties style:row-height="0.425cm" fo:break-before="auto" style:use-optimal-row-height="false"/>
    </style:style>
    <style:style style:name="ro5" style:family="table-row">
      <style:table-row-properties style:row-height="0.478cm" fo:break-before="auto" style:use-optimal-row-height="false"/>
    </style:style>
    <style:style style:name="ro6" style:family="table-row">
      <style:table-row-properties style:row-height="1.236cm" fo:break-before="auto" style:use-optimal-row-height="true"/>
    </style:style>
    <style:style style:name="ro7" style:family="table-row">
      <style:table-row-properties style:row-height="2.81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fo:color="#0084d1" fo:font-weight="normal" style:font-weight-asian="normal" style:font-weight-complex="normal"/>
    </style:style>
  </office:automatic-styles>
  <office:body>
    <office:spreadsheet>
      <table:table table:name="Burjato_Familiares" table:style-name="ta1" table:print="false">
        <table:table-column table:style-name="co1" table:default-cell-style-name="ce1"/>
        <table:table-column table:style-name="co2" table:number-columns-repeated="1023" table:default-cell-style-name="Default"/>
        <table:table-row table:style-name="ro1">
          <table:table-cell office:value-type="string">
            <text:p>Avaliação Osasco 2011</text:p>
          </table:table-cell>
          <table:table-cell table:number-columns-repeated="1023"/>
        </table:table-row>
        <table:table-row table:style-name="ro1">
          <table:table-cell office:value-type="string">
            <text:p>Burjato – Familiares</text:p>
          </table:table-cell>
          <table:table-cell table:number-columns-repeated="1023"/>
        </table:table-row>
        <table:table-row table:style-name="ro1">
          <table:table-cell table:number-columns-repeated="1024"/>
        </table:table-row>
        <table:table-row table:style-name="ro1">
          <table:table-cell office:value-type="string">
            <text:p>Dimensão 1-Ambiente educativo</text:p>
          </table:table-cell>
          <table:table-cell table:number-columns-repeated="1023"/>
        </table:table-row>
        <table:table-row table:style-name="ro1">
          <table:table-cell office:value-type="string">
            <text:p>1.1 Amizade e solidariedade</text:p>
          </table:table-cell>
          <table:table-cell table:number-columns-repeated="1023"/>
        </table:table-row>
        <table:table-row table:style-name="ro1">
          <table:table-cell office:value-type="string">
            <text:p>1.1.1 Quando alguém (professor, funcionário, educando, familiar) chega à escola com algum problema pessoal, encontra pessoas dispostas a ajudar?</text:p>
          </table:table-cell>
          <table:table-cell table:number-columns-repeated="1023"/>
        </table:table-row>
        <table:table-row table:style-name="ro1">
          <table:table-cell office:value-type="string">
            <text:p>1.1.2 O ambiente da escola favorece a amizade entre todos?</text:p>
          </table:table-cell>
          <table:table-cell table:number-columns-repeated="1023"/>
        </table:table-row>
        <table:table-row table:style-name="ro1">
          <table:table-cell table:number-columns-repeated="1024"/>
        </table:table-row>
        <table:table-row table:style-name="ro1">
          <table:table-cell office:value-type="string">
            <text:p>1.2 Alegria</text:p>
          </table:table-cell>
          <table:table-cell table:number-columns-repeated="1023"/>
        </table:table-row>
        <table:table-row table:style-name="ro1">
          <table:table-cell office:value-type="string">
            <text:p>1.2.1 A escola promove festas com a participação efetiva de familiares, amigos, comunidade, educandos, professores e funcionários? </text:p>
          </table:table-cell>
          <table:table-cell table:number-columns-repeated="1023"/>
        </table:table-row>
        <table:table-row table:style-name="ro1">
          <table:table-cell office:value-type="string">
            <text:p>1.2.2 Esta questão não se refere a este segmento.</text:p>
          </table:table-cell>
          <table:table-cell table:number-columns-repeated="1023"/>
        </table:table-row>
        <table:table-row table:style-name="ro1">
          <table:table-cell office:value-type="string">
            <text:p>1.2.3 Os familiares percebem os professores, gestores e funcionários da escola satisfeitos com o seu trabalho?</text:p>
          </table:table-cell>
          <table:table-cell table:number-columns-repeated="1023"/>
        </table:table-row>
        <table:table-row table:style-name="ro1">
          <table:table-cell table:number-columns-repeated="1024"/>
        </table:table-row>
        <table:table-row table:style-name="ro1">
          <table:table-cell office:value-type="string">
            <text:p>1.3 Combate à discriminação</text:p>
          </table:table-cell>
          <table:table-cell table:number-columns-repeated="1023"/>
        </table:table-row>
        <table:table-row table:style-name="ro1">
          <table:table-cell office:value-type="string">
            <text:p>1.3.1 Na escola todos são tratados com respeito e o ambiente escolar estimula o fortalecimento dos laços de amizade, não importando se são negros, brancos, pessoas com deficiência, homens ou mulheres, homossexuais ou não? </text:p>
          </table:table-cell>
          <table:table-cell table:number-columns-repeated="1023"/>
        </table:table-row>
        <table:table-row table:style-name="ro2">
          <table:table-cell office:value-type="string">
            <text:p>1.3.2 A discriminação (atos preconceituosos contra pessoas com deficiência, povos indígenas, povos do campo, mulheres, negros, imigrantes, homossexuais e outros) é assunto abordado durante as aulas como algo que prejudica as relações entre as pessoas e que é crime?</text:p>
          </table:table-cell>
          <table:table-cell table:number-columns-repeated="1023"/>
        </table:table-row>
        <table:table-row table:style-name="ro1">
          <table:table-cell office:value-type="string">
            <text:p>1.3.3 A equipe da escola tem estratégias e/ou ações para fazer desse espaço educativo um espaço inclusivo?</text:p>
          </table:table-cell>
          <table:table-cell table:number-columns-repeated="1023"/>
        </table:table-row>
        <table:table-row table:style-name="ro1">
          <table:table-cell table:number-columns-repeated="1024"/>
        </table:table-row>
        <table:table-row table:style-name="ro1">
          <table:table-cell office:value-type="string">
            <text:p>1.4. Mediação de conflitos </text:p>
          </table:table-cell>
          <table:table-cell table:number-columns-repeated="1023"/>
        </table:table-row>
        <table:table-row table:style-name="ro1">
          <table:table-cell office:value-type="string">
            <text:p>1.4.1 Esta questão não se refere a este segmento.</text:p>
          </table:table-cell>
          <table:table-cell table:number-columns-repeated="1023"/>
        </table:table-row>
        <table:table-row table:style-name="ro1">
          <table:table-cell office:value-type="string">
            <text:p>1.4.2 Existem estratégias para que os jovens e adultos das Escolas de Educação Especial de fato tenham acesso as regras de convivência, com ciência de sua necessidade e importância para o coletivo do espaço educacional?</text:p>
          </table:table-cell>
          <table:table-cell table:number-columns-repeated="1023"/>
        </table:table-row>
        <table:table-row table:style-name="ro1">
          <table:table-cell office:value-type="string">
            <text:p>1.4.3 Há reflexão coletiva e participação de todos os segmentos envolvidos (educandos, professores, diretor e demais funcionários da escola) nos encaminhamentos em relação ao não cumprimento de regras e combinados?</text:p>
          </table:table-cell>
          <table:table-cell table:number-columns-repeated="1023"/>
        </table:table-row>
        <table:table-row table:style-name="ro1">
          <table:table-cell table:number-columns-repeated="1024"/>
        </table:table-row>
        <table:table-row table:style-name="ro1">
          <table:table-cell office:value-type="string">
            <text:p>1.5 Respeito ao outro</text:p>
          </table:table-cell>
          <table:table-cell table:number-columns-repeated="1023"/>
        </table:table-row>
        <table:table-row table:style-name="ro1">
          <table:table-cell office:value-type="string">
            <text:p>1.5.1 Esta questão não se refere a este segmento.</text:p>
          </table:table-cell>
          <table:table-cell table:number-columns-repeated="1023"/>
        </table:table-row>
        <table:table-row table:style-name="ro1">
          <table:table-cell office:value-type="string">
            <text:p>1.5.2 Os professores são respeitosos e afetuosos com os educandos, reconhecendo e respeitando o fato de a grande maioria ser composta por jovens e adultos?</text:p>
          </table:table-cell>
          <table:table-cell table:number-columns-repeated="1023"/>
        </table:table-row>
        <table:table-row table:style-name="ro1">
          <table:table-cell office:value-type="string">
            <text:p>1.5.3 Esta questão não se refere a este segmento.</text:p>
          </table:table-cell>
          <table:table-cell table:number-columns-repeated="1023"/>
        </table:table-row>
        <table:table-row table:style-name="ro1">
          <table:table-cell office:value-type="string">
            <text:p>1.5.4 Pais e educandos que chegam para pedir informações ou saber sobre seus filhos são atendidos com educação e respeito na escola? </text:p>
          </table:table-cell>
          <table:table-cell table:number-columns-repeated="1023"/>
        </table:table-row>
        <table:table-row table:style-name="ro1">
          <table:table-cell table:number-columns-repeated="1024"/>
        </table:table-row>
        <table:table-row table:style-name="ro1">
          <table:table-cell office:value-type="string">
            <text:p>1.6 Respeito aos direitos dos jovens e adultos com deficiência </text:p>
          </table:table-cell>
          <table:table-cell table:number-columns-repeated="1023"/>
        </table:table-row>
        <table:table-row table:style-name="ro1">
          <table:table-cell office:value-type="string">
            <text:p>1.6.1 A comunidade escolar (educandos, professores, diretor, demais profissionais, familiares e responsáveis) conhece os direitos e a legislação sobre direitos das pessoas com deficiência?</text:p>
          </table:table-cell>
          <table:table-cell table:number-columns-repeated="1023"/>
        </table:table-row>
        <table:table-row table:style-name="ro1">
          <table:table-cell office:value-type="string">
            <text:p>1.6.2 Os direitos das pessoas com deficiência são abordados nas oficinas ou em outras atividades realizadas na escola? </text:p>
          </table:table-cell>
          <table:table-cell table:number-columns-repeated="1023"/>
        </table:table-row>
        <table:table-row table:style-name="ro1">
          <table:table-cell table:number-columns-repeated="1024"/>
        </table:table-row>
        <table:table-row table:style-name="ro1">
          <table:table-cell office:value-type="string">
            <text:p>1.7 Respeito à dignidade dos jovens e adultos com deficiência </text:p>
          </table:table-cell>
          <table:table-cell table:number-columns-repeated="1023"/>
        </table:table-row>
        <table:table-row table:style-name="ro2">
          <table:table-cell office:value-type="string">
            <text:p>1.7.1 A escola combate e intervém imediatamente quando ocorrem práticas dos adultos que desrespeitam a integridade dos jovens e adultos com deficiência (castigos, beliscões, tapas, gritos, comentários que humilham os jovens e adultos, xingamentos ou manifestações de raiva devido a cocô e xixi, entre outros)? </text:p>
          </table:table-cell>
          <table:table-cell table:number-columns-repeated="1023"/>
        </table:table-row>
        <table:table-row table:style-name="ro1">
          <table:table-cell office:value-type="string">
            <text:p>1.7.2 Quando há conflitos entre educandos ou situações em que se faz uso de apelidos ou brincadeiras que humilham outro educando, os professores e demais profissionais intervém prontamente?</text:p>
          </table:table-cell>
          <table:table-cell table:number-columns-repeated="1023"/>
        </table:table-row>
        <table:table-row table:style-name="ro1">
          <table:table-cell office:value-type="string">
            <text:p>1.7.3 Esta questão não se refere a este segmento.</text:p>
          </table:table-cell>
          <table:table-cell table:number-columns-repeated="1023"/>
        </table:table-row>
        <table:table-row table:style-name="ro1">
          <table:table-cell table:number-columns-repeated="1024"/>
        </table:table-row>
        <table:table-row table:style-name="ro1">
          <table:table-cell office:value-type="string">
            <text:p>1.8 Respeito à identidade, desejos e interesses dos jovens e adultos</text:p>
          </table:table-cell>
          <table:table-cell table:number-columns-repeated="1023"/>
        </table:table-row>
        <table:table-row table:style-name="ro1">
          <table:table-cell office:value-type="string">
            <text:p>1.8.1 Os professores e demais profissionais chamam os jovens e adultos pelos seus nomes? </text:p>
          </table:table-cell>
          <table:table-cell table:number-columns-repeated="1023"/>
        </table:table-row>
        <table:table-row table:style-name="ro3">
          <table:table-cell office:value-type="string">
            <text:p>1.8.2 A escola observa e atende os interesses e necessidades dos jovens e adultos que estão mudando de grupo ou se desligando da escola? </text:p>
          </table:table-cell>
          <table:table-cell table:number-columns-repeated="1023"/>
        </table:table-row>
        <table:table-row table:style-name="ro1">
          <table:table-cell office:value-type="string">
            <text:p>1.8.3 A escola promove ações que visem a inserção desses jovens e adultos em outros espaços sociais, de lazer, de cultura, de escolarização (EJA e Mova) e de trabalho?</text:p>
          </table:table-cell>
          <table:table-cell table:number-columns-repeated="1023"/>
        </table:table-row>
        <table:table-row table:style-name="ro1">
          <table:table-cell office:value-type="string">
            <text:p>1.8.4 Os professores ajudam os jovens e adultos a manifestarem os seus sentimentos (alegria, tristeza, raiva, ciúme, decepção etc.) e a perceber sentimentos dos colegas e dos outros?</text:p>
          </table:table-cell>
          <table:table-cell table:number-columns-repeated="1023"/>
        </table:table-row>
        <table:table-row table:style-name="ro1">
          <table:table-cell office:value-type="string">
            <text:p>1.8.5 Esta questão não se refere a este segmento.</text:p>
          </table:table-cell>
          <table:table-cell table:number-columns-repeated="1023"/>
        </table:table-row>
        <table:table-row table:style-name="ro1">
          <table:table-cell table:number-columns-repeated="1024"/>
        </table:table-row>
        <table:table-row table:style-name="ro1">
          <table:table-cell office:value-type="string">
            <text:p>1.9. Respeito às ideias, conquistas e produções dos jovens e adultos</text:p>
          </table:table-cell>
          <table:table-cell table:number-columns-repeated="1023"/>
        </table:table-row>
        <table:table-row table:style-name="ro1">
          <table:table-cell office:value-type="string">
            <text:p>1.9.1 Os professores reconhecem, elogiam e incentivam os jovens e adultos diante de suas conquistas? </text:p>
          </table:table-cell>
          <table:table-cell table:number-columns-repeated="1023"/>
        </table:table-row>
        <table:table-row table:style-name="ro1">
          <table:table-cell office:value-type="string">
            <text:p>1.9.2 As produções dos jovens e adultos estão expostas nas salas de atividades e ambientes da escola?</text:p>
          </table:table-cell>
          <table:table-cell table:number-columns-repeated="1023"/>
        </table:table-row>
        <table:table-row table:style-name="ro1">
          <table:table-cell office:value-type="string">
            <text:p>1.9.3 Os professores e demais profissionais acolhem as propostas, invenções e descobertas dos jovens e adultos incorporando-as como parte da programação sempre que possível?</text:p>
          </table:table-cell>
          <table:table-cell table:number-columns-repeated="1023"/>
        </table:table-row>
        <table:table-row table:style-name="ro1">
          <table:table-cell table:number-columns-repeated="1024"/>
        </table:table-row>
        <table:table-row table:style-name="ro1">
          <table:table-cell office:value-type="string">
            <text:p>1.10 Interação entre jovens e adultos </text:p>
          </table:table-cell>
          <table:table-cell table:number-columns-repeated="1023"/>
        </table:table-row>
        <table:table-row table:style-name="ro1">
          <table:table-cell office:value-type="string">
            <text:p>1.10.1 Os professores organizam espaços, atividades e materiais acessíveis de modo a favorecer a interação entre os jovens e adultos com diferentes deficiências?</text:p>
          </table:table-cell>
          <table:table-cell table:number-columns-repeated="1023"/>
        </table:table-row>
        <table:table-row table:style-name="ro1">
          <table:table-cell office:value-type="string">
            <text:p>1.10.2 Os professores organizam espaços, atividades e materiais acessíveis de modo a favorecer a interação entre os jovens e adultos da Unidade Educacional com outras escolas?</text:p>
          </table:table-cell>
          <table:table-cell table:number-columns-repeated="1023"/>
        </table:table-row>
        <table:table-row table:style-name="ro1">
          <table:table-cell table:number-columns-repeated="1024"/>
        </table:table-row>
        <table:table-row table:style-name="ro1">
          <table:table-cell table:style-name="ce2" office:value-type="string">
            <text:p>Quadro dissertativo: Práticas consolidadas e Práticas que precisam avançar</text:p>
          </table:table-cell>
          <table:table-cell table:number-columns-repeated="1023"/>
        </table:table-row>
        <table:table-row table:style-name="ro1">
          <table:table-cell table:style-name="Default"/>
          <table:table-cell table:number-columns-repeated="1023"/>
        </table:table-row>
        <table:table-row table:style-name="ro1">
          <table:table-cell office:value-type="string">
            <text:p>Dimensão 2- Ambiente físico escolar e materiais</text:p>
          </table:table-cell>
          <table:table-cell table:number-columns-repeated="1023"/>
        </table:table-row>
        <table:table-row table:style-name="ro1">
          <table:table-cell table:style-name="Default"/>
          <table:table-cell table:number-columns-repeated="1023"/>
        </table:table-row>
        <table:table-row table:style-name="ro1">
          <table:table-cell office:value-type="string">
            <text:p>2.1. Ambiente físico escolar</text:p>
          </table:table-cell>
          <table:table-cell table:number-columns-repeated="1023"/>
        </table:table-row>
        <table:table-row table:style-name="ro1">
          <table:table-cell office:value-type="string">
            <text:p>2.1.1 A quadra destinada à prática de esportes é bem aproveitada por todos os educandos, independente de sua deficiência?</text:p>
          </table:table-cell>
          <table:table-cell table:number-columns-repeated="1023"/>
        </table:table-row>
        <table:table-row table:style-name="ro1">
          <table:table-cell office:value-type="string">
            <text:p>2.1.2 As salas de oficina permitem a reorganização do mobiliário de acordo com as atividades diversificadas nela desenvolvidas, tais como: roda de conversas, trabalho em grupo, entre outros?</text:p>
          </table:table-cell>
          <table:table-cell table:number-columns-repeated="1023"/>
        </table:table-row>
        <table:table-row table:style-name="ro1">
          <table:table-cell office:value-type="string">
            <text:p>2.1.3 Os espaços da escola estão disponibilizados para a realização de atividades diversificadas extraclasse, tais como: concretização de receitas, contemplação da natureza, locais para atividades criativas, artísticas, entre outras?</text:p>
          </table:table-cell>
          <table:table-cell table:number-columns-repeated="1023"/>
        </table:table-row>
        <table:table-row table:style-name="ro1">
          <table:table-cell office:value-type="string">
            <text:p>2.1.4 As vias para acesso de pessoas com deficiência estão em boas condições de uso?</text:p>
          </table:table-cell>
          <table:table-cell table:number-columns-repeated="1023"/>
        </table:table-row>
        <table:table-row table:style-name="ro1">
          <table:table-cell table:number-columns-repeated="1024"/>
        </table:table-row>
        <table:table-row table:style-name="ro1">
          <table:table-cell office:value-type="string">
            <text:p>2.2 Espaços e mobiliários que favoreçam as experiências dos jovens e adultos </text:p>
          </table:table-cell>
          <table:table-cell table:number-columns-repeated="1023"/>
        </table:table-row>
        <table:table-row table:style-name="ro1">
          <table:table-cell office:value-type="string">
            <text:p>2.2.1 Há espaço organizado para a leitura, como biblioteca ou cantinho de leitura, equipado com livros, com estantes, revistas e outros materiais acessíveis aos jovens e adultos?</text:p>
          </table:table-cell>
          <table:table-cell table:number-columns-repeated="1023"/>
        </table:table-row>
        <table:table-row table:style-name="ro1">
          <table:table-cell office:value-type="string">
            <text:p>2.2.2 Os espaços e equipamentos são acessíveis para acolher os jovens e adultos com diferentes deficiências, assim como para o desenvolvimento de suas atividades?</text:p>
          </table:table-cell>
          <table:table-cell table:number-columns-repeated="1023"/>
        </table:table-row>
        <table:table-row table:style-name="ro1">
          <table:table-cell table:number-columns-repeated="1024"/>
        </table:table-row>
        <table:table-row table:style-name="ro1">
          <table:table-cell office:value-type="string">
            <text:p>2.3. Materiais variados e acessíveis aos jovens e adultos</text:p>
          </table:table-cell>
          <table:table-cell table:number-columns-repeated="1023"/>
        </table:table-row>
        <table:table-row table:style-name="ro1">
          <table:table-cell office:value-type="string">
            <text:p>2.3.1 Há instrumentos musicais adequados, adaptados e em quantidade suficiente?</text:p>
          </table:table-cell>
          <table:table-cell table:number-columns-repeated="1023"/>
        </table:table-row>
        <table:table-row table:style-name="ro1">
          <table:table-cell office:value-type="string">
            <text:p>2.3.2 Há na escola, ao longo de todo o ano, materiais pedagógicos diversos e adequados às demandas das oficinas propostas? </text:p>
          </table:table-cell>
          <table:table-cell table:number-columns-repeated="1023"/>
        </table:table-row>
        <table:table-row table:style-name="ro1">
          <table:table-cell office:value-type="string">
            <text:p>2.3.3 Há livros e outros materiais de leitura, materiais pedagógicos e audiovisuais adequados às necessidades dos jovens e adultos?</text:p>
          </table:table-cell>
          <table:table-cell table:number-columns-repeated="1023"/>
        </table:table-row>
        <table:table-row table:style-name="ro1">
          <table:table-cell office:value-type="string">
            <text:p>2.3.4 Há material individual de higiene, de qualidade e em quantidade suficiente, guardado em locais adequados (sabonetes, fraldas, escovas de dente e outros itens)?</text:p>
          </table:table-cell>
          <table:table-cell table:number-columns-repeated="1023"/>
        </table:table-row>
        <table:table-row table:style-name="ro1">
          <table:table-cell table:number-columns-repeated="1024"/>
        </table:table-row>
        <table:table-row table:style-name="ro1">
          <table:table-cell office:value-type="string">
            <text:p>2.4 Espaços, materiais e mobiliários que respondam aos interesses e necessidades da equipe profissional</text:p>
          </table:table-cell>
          <table:table-cell table:number-columns-repeated="1023"/>
        </table:table-row>
        <table:table-row table:style-name="ro1">
          <table:table-cell office:value-type="string">
            <text:p>2.4.1 Esta questão não se refere a este segmento.</text:p>
          </table:table-cell>
          <table:table-cell table:number-columns-repeated="1023"/>
        </table:table-row>
        <table:table-row table:style-name="ro1">
          <table:table-cell office:value-type="string">
            <text:p>2.4.2 Esta questão não se refere a este segmento.</text:p>
          </table:table-cell>
          <table:table-cell table:number-columns-repeated="1023"/>
        </table:table-row>
        <table:table-row table:style-name="ro1">
          <table:table-cell office:value-type="string">
            <text:p>2.4.3 Há fraldário ou lugar adequado para troca de fraldas dos jovens e adultos com deficiência? </text:p>
          </table:table-cell>
          <table:table-cell table:number-columns-repeated="1023"/>
        </table:table-row>
        <table:table-row table:style-name="ro1">
          <table:table-cell office:value-type="string">
            <text:p>2.4.4 Há espaços especialmente planejados para recepção e acolhimento dos familiares ou dos jovens e adultos quando precisarem ser acolhidos por suas demandas e inquietações?</text:p>
          </table:table-cell>
          <table:table-cell table:number-columns-repeated="1023"/>
        </table:table-row>
        <table:table-row table:style-name="ro1">
          <table:table-cell table:number-columns-repeated="1024"/>
        </table:table-row>
        <table:table-row table:style-name="ro1">
          <table:table-cell table:style-name="ce2" office:value-type="string">
            <text:p>Quadro dissertativo: Práticas consolidadas e Práticas que precisam avançar</text:p>
          </table:table-cell>
          <table:table-cell table:number-columns-repeated="1023"/>
        </table:table-row>
        <table:table-row table:style-name="ro1">
          <table:table-cell table:number-columns-repeated="1024"/>
        </table:table-row>
        <table:table-row table:style-name="ro1">
          <table:table-cell office:value-type="string">
            <text:p>Dimensão 3 - Planejamento institucional e prática pedagógica</text:p>
          </table:table-cell>
          <table:table-cell table:number-columns-repeated="1023"/>
        </table:table-row>
        <table:table-row table:style-name="ro1">
          <table:table-cell table:number-columns-repeated="1024"/>
        </table:table-row>
        <table:table-row table:style-name="ro1">
          <table:table-cell office:value-type="string">
            <text:p>3.1 Projeto Eco-Politico-Pedagógico (PEPP) definido e conhecido por todos </text:p>
          </table:table-cell>
          <table:table-cell table:number-columns-repeated="1023"/>
        </table:table-row>
        <table:table-row table:style-name="ro1">
          <table:table-cell office:value-type="string">
            <text:p>3.1.1 Familiares, educandos e outros membros da comunidade conhecem o PEPP da escola?</text:p>
          </table:table-cell>
          <table:table-cell table:number-columns-repeated="1023"/>
        </table:table-row>
        <table:table-row table:style-name="ro1">
          <table:table-cell office:value-type="string">
            <text:p>3.1.2 Os familiares e os educandos conhecem o Plano de Trabalho Anual (PTA) da escola?</text:p>
          </table:table-cell>
          <table:table-cell table:number-columns-repeated="1023"/>
        </table:table-row>
        <table:table-row table:style-name="ro1">
          <table:table-cell office:value-type="string">
            <text:p>3.1.3 Familiares, educandos e outros membros da comunidade escolar estão participando ativamente da elaboração, avaliação e monitoramento do PEPP da escola?</text:p>
          </table:table-cell>
          <table:table-cell table:number-columns-repeated="1023"/>
        </table:table-row>
        <table:table-row table:style-name="ro1">
          <table:table-cell office:value-type="string">
            <text:p>3.1.4 Familiares, educandos e outros membros da comunidade escolar estão participando ativamente da elaboração, avaliação e monitoramento do PTA da escola? </text:p>
          </table:table-cell>
          <table:table-cell table:number-columns-repeated="1023"/>
        </table:table-row>
        <table:table-row table:style-name="ro1">
          <table:table-cell office:value-type="string">
            <text:p>3.1.5 O plano de ação de cada segmento é anexado nos painéis das Unidades Educacionais para que os envolvidos certifiquem-se das metas alcançadas e a serem alcançadas?</text:p>
          </table:table-cell>
          <table:table-cell table:number-columns-repeated="1023"/>
        </table:table-row>
        <table:table-row table:style-name="ro1">
          <table:table-cell table:number-columns-repeated="1024"/>
        </table:table-row>
        <table:table-row table:style-name="ro1">
          <table:table-cell office:value-type="string">
            <text:p>3.2 Registros da Prática Educativa </text:p>
          </table:table-cell>
          <table:table-cell table:number-columns-repeated="1023"/>
        </table:table-row>
        <table:table-row table:style-name="ro1">
          <table:table-cell office:value-type="string">
            <text:p>3.2.1 Esta questão não se refere a este segmento.</text:p>
          </table:table-cell>
          <table:table-cell table:number-columns-repeated="1023"/>
        </table:table-row>
        <table:table-row table:style-name="ro1">
          <table:table-cell office:value-type="string">
            <text:p>3.2.2 Esta questão não se refere a este segmento.</text:p>
          </table:table-cell>
          <table:table-cell table:number-columns-repeated="1023"/>
        </table:table-row>
        <table:table-row table:style-name="ro1">
          <table:table-cell office:value-type="string">
            <text:p>3.2.3 Esta questão não se refere a este segmento.</text:p>
          </table:table-cell>
          <table:table-cell table:number-columns-repeated="1023"/>
        </table:table-row>
        <table:table-row table:style-name="ro1">
          <table:table-cell table:number-columns-repeated="1024"/>
        </table:table-row>
        <table:table-row table:style-name="ro1">
          <table:table-cell office:value-type="string">
            <text:p>3.3. Planejamento </text:p>
          </table:table-cell>
          <table:table-cell table:number-columns-repeated="1023"/>
        </table:table-row>
        <table:table-row table:style-name="ro1">
          <table:table-cell office:value-type="string">
            <text:p>3.3.1 Esta questão não se refere a este segmento.</text:p>
          </table:table-cell>
          <table:table-cell table:number-columns-repeated="1023"/>
        </table:table-row>
        <table:table-row table:style-name="ro1">
          <table:table-cell office:value-type="string">
            <text:p>3.3.2 Esta questão não se refere a este segmento.</text:p>
          </table:table-cell>
          <table:table-cell table:number-columns-repeated="1023"/>
        </table:table-row>
        <table:table-row table:style-name="ro1">
          <table:table-cell office:value-type="string">
            <text:p>3.3.3 Esta questão não se refere a este segmento.</text:p>
          </table:table-cell>
          <table:table-cell table:number-columns-repeated="1023"/>
        </table:table-row>
        <table:table-row table:style-name="ro1">
          <table:table-cell office:value-type="string">
            <text:p>3.3.4 Esta questão não se refere a este segmento</text:p>
          </table:table-cell>
          <table:table-cell table:number-columns-repeated="1023"/>
        </table:table-row>
        <table:table-row table:style-name="ro1">
          <table:table-cell office:value-type="string">
            <text:p>3.3.5 Esta questão não se refere a este segmento.</text:p>
          </table:table-cell>
          <table:table-cell table:number-columns-repeated="1023"/>
        </table:table-row>
        <table:table-row table:style-name="ro1">
          <table:table-cell office:value-type="string">
            <text:p>3.3.6 Esta questão não se refere a este segmento.</text:p>
          </table:table-cell>
          <table:table-cell table:number-columns-repeated="1023"/>
        </table:table-row>
        <table:table-row table:style-name="ro1">
          <table:table-cell table:number-columns-repeated="1024"/>
        </table:table-row>
        <table:table-row table:style-name="ro1">
          <table:table-cell office:value-type="string">
            <text:p>3.4 Contextualização </text:p>
          </table:table-cell>
          <table:table-cell table:number-columns-repeated="1023"/>
        </table:table-row>
        <table:table-row table:style-name="ro1">
          <table:table-cell office:value-type="string">
            <text:p>3.4.1 Professores, jovens e adultos desenvolvem atividades para refletir e formular propostas para os problemas que percebem no entorno da escola? </text:p>
          </table:table-cell>
          <table:table-cell table:number-columns-repeated="1023"/>
        </table:table-row>
        <table:table-row table:style-name="ro2">
          <table:table-cell office:value-type="string">
            <text:p>3.4.2 A escola promove visitas no bairro e na cidade para que os educandos conheçam e aprendam a usar os equipamentos públicos da região (postos de saúde, hospitais, parques, praças, monumentos, museus, bibliotecas, centros culturais, Conselho Tutelar, Vara da Infância etc.)?</text:p>
          </table:table-cell>
          <table:table-cell table:number-columns-repeated="1023"/>
        </table:table-row>
        <table:table-row table:style-name="ro2">
          <table:table-cell office:value-type="string">
            <text:p>3.4.3 Temáticas importantes para o processo de construção da autonomia social dos jovens e adultos com deficiência são tratadas na escola com os educandos e familiares (sexualidade, gravidez, alcoolismo e drogas, violência, emprego e desemprego, tráfico de drogas, namoro, relacionamento com os pais, amizade etc.) de acordo com suas faixas etárias e as suas demandas? </text:p>
          </table:table-cell>
          <table:table-cell table:number-columns-repeated="1023"/>
        </table:table-row>
        <table:table-row table:style-name="ro1">
          <table:table-cell office:value-type="string">
            <text:p>3.4.4 Os professores e gestores organizam passeios que estão correlacionados com o currículo da escola? </text:p>
          </table:table-cell>
          <table:table-cell table:number-columns-repeated="1023"/>
        </table:table-row>
        <table:table-row table:style-name="ro1">
          <table:table-cell table:number-columns-repeated="1024"/>
        </table:table-row>
        <table:table-row table:style-name="ro1">
          <table:table-cell office:value-type="string">
            <text:p>3.5 Incentivo à construção da autonomia e ao trabalho coletivo</text:p>
          </table:table-cell>
          <table:table-cell table:number-columns-repeated="1023"/>
        </table:table-row>
        <table:table-row table:style-name="ro2">
          <table:table-cell office:value-type="string">
            <text:p>3.5.1 A equipe escolar apoia os jovens e adultos na conquista da autonomia para a realização dos cuidados diários (escovar os dentes, guardar os materiais pedagógicos, alcançar objetos, tirar ou colocar os calçados, lavar as mãos, servir-se nas refeições, usar o sanitário, entre outras)?</text:p>
          </table:table-cell>
          <table:table-cell table:number-columns-repeated="1023"/>
        </table:table-row>
        <table:table-row table:style-name="ro1">
          <table:table-cell office:value-type="string">
            <text:p>3.5.2 Esta questão não se refere a este segmento.</text:p>
          </table:table-cell>
          <table:table-cell table:number-columns-repeated="1023"/>
        </table:table-row>
        <table:table-row table:style-name="ro1">
          <table:table-cell office:value-type="string">
            <text:p>3.5.3 Esta questão não se refere a este segmento.</text:p>
          </table:table-cell>
          <table:table-cell table:number-columns-repeated="1023"/>
        </table:table-row>
        <table:table-row table:style-name="ro1">
          <table:table-cell office:value-type="string">
            <text:p>3.5.4 A escola realiza feiras ou exposições das criações dos educandos (por exemplo, desenhos, poemas, invenções, fotos, filmes, colagens etc.)? </text:p>
          </table:table-cell>
          <table:table-cell table:number-columns-repeated="1023"/>
        </table:table-row>
        <table:table-row table:style-name="ro1">
          <table:table-cell office:value-type="string">
            <text:p>3.5.5 A equipe escolar apoia os jovens e adultos que ali estão na conquista da autonomia para a realização dos cuidados diários e, especialmente, para sua inserção social nos campos do trabalho e do lazer? </text:p>
          </table:table-cell>
          <table:table-cell table:number-columns-repeated="1023"/>
        </table:table-row>
        <table:table-row table:style-name="ro1">
          <table:table-cell table:number-columns-repeated="1024"/>
        </table:table-row>
        <table:table-row table:style-name="ro1">
          <table:table-cell office:value-type="string">
            <text:p>3.6 Variedades das estratégias e dos recursos de ensino-aprendizagem</text:p>
          </table:table-cell>
          <table:table-cell table:number-columns-repeated="1023"/>
        </table:table-row>
        <table:table-row table:style-name="ro1">
          <table:table-cell office:value-type="string">
            <text:p>3.6.1 Os professores fazem uso de diferentes recursos pedagógicos e estratégias metodológicas (Internet, jornais, revistas, livros, obras de arte, filmes) em salas de oficinas adequadas aos jovens e adultos que ali se encontram? </text:p>
          </table:table-cell>
          <table:table-cell table:number-columns-repeated="1023"/>
        </table:table-row>
        <table:table-row table:style-name="ro1">
          <table:table-cell office:value-type="string">
            <text:p>3.6.2 Os professores propõem atividades pedagógicas, especialmente culturais e sociais, fora da escola, como passeios, parques, cinema, teatro, museus e outros?</text:p>
          </table:table-cell>
          <table:table-cell table:number-columns-repeated="1023"/>
        </table:table-row>
        <table:table-row table:style-name="ro1">
          <table:table-cell table:number-columns-repeated="1024"/>
        </table:table-row>
        <table:table-row table:style-name="ro1">
          <table:table-cell office:value-type="string">
            <text:p>3.7 Prática pedagógica de apoio à diversidade </text:p>
          </table:table-cell>
          <table:table-cell table:number-columns-repeated="1023"/>
        </table:table-row>
        <table:table-row table:style-name="ro1">
          <table:table-cell office:value-type="string">
            <text:p>3.7.1 Todos os jovens e adultos, independente de sua deficiência, recebem o apoio individualizado dos professores, funcionários e direção da escola para a efetiva equiparação de oportunidades?</text:p>
          </table:table-cell>
          <table:table-cell table:number-columns-repeated="1023"/>
        </table:table-row>
        <table:table-row table:style-name="ro1">
          <table:table-cell office:value-type="string">
            <text:p>3.7.2 A escola é um espaço de respeito à criação e à expressão das tradições culturais dos jovens e adultos, das famílias e da comunidade?</text:p>
          </table:table-cell>
          <table:table-cell table:number-columns-repeated="1023"/>
        </table:table-row>
        <table:table-row table:style-name="ro1">
          <table:table-cell office:value-type="string">
            <text:p>3.7.3 A escola cuida para que todos os educandos, independente de sua deficiência, sejam eles negros, brancos, indígenas, homens ou mulheres, homossexuais ou não, recebam a mesma atenção em todo ambiente escolar? </text:p>
          </table:table-cell>
          <table:table-cell table:number-columns-repeated="1023"/>
        </table:table-row>
        <table:table-row table:style-name="ro1">
          <table:table-cell office:value-type="string">
            <text:p>3.7.4 Esta questão não se refere a esse segmento.</text:p>
          </table:table-cell>
          <table:table-cell table:number-columns-repeated="1023"/>
        </table:table-row>
        <table:table-row table:style-name="ro1">
          <table:table-cell table:number-columns-repeated="1024"/>
        </table:table-row>
        <table:table-row table:style-name="ro1">
          <table:table-cell office:value-type="string">
            <text:p>3.8 Multiplicidade de diferentes linguagens plásticas, simbólicas, musicais e corporais </text:p>
          </table:table-cell>
          <table:table-cell table:number-columns-repeated="1023"/>
        </table:table-row>
        <table:table-row table:style-name="ro1">
          <table:table-cell office:value-type="string">
            <text:p>3.8.1 Esta questão não se refere a esse segmento.</text:p>
          </table:table-cell>
          <table:table-cell table:number-columns-repeated="1023"/>
        </table:table-row>
        <table:table-row table:style-name="ro1">
          <table:table-cell office:value-type="string">
            <text:p>3.8.2 Esta questão não se refere a esse segmento.</text:p>
          </table:table-cell>
          <table:table-cell table:number-columns-repeated="1023"/>
        </table:table-row>
        <table:table-row table:style-name="ro1">
          <table:table-cell office:value-type="string">
            <text:p>3.8.3 Esta questão não se refere a esse segmento.</text:p>
          </table:table-cell>
          <table:table-cell table:number-columns-repeated="1023"/>
        </table:table-row>
        <table:table-row table:style-name="ro1">
          <table:table-cell office:value-type="string">
            <text:p>3.8.4 Os pais e familiares têm conhecimento das diferentes linguagens plásticas, simbólicas, musicais e corporais proporcionadas pela escola?</text:p>
          </table:table-cell>
          <table:table-cell table:number-columns-repeated="1023"/>
        </table:table-row>
        <table:table-row table:style-name="ro1">
          <table:table-cell table:number-columns-repeated="1024"/>
        </table:table-row>
        <table:table-row table:style-name="ro1">
          <table:table-cell office:value-type="string">
            <text:p>3.9. Preparação para o mundo do trabalho</text:p>
          </table:table-cell>
          <table:table-cell table:number-columns-repeated="1023"/>
        </table:table-row>
        <table:table-row table:style-name="ro1">
          <table:table-cell office:value-type="string">
            <text:p>3.9.1 Os professores utilizam estratégias que preparem os educandos para o mundo do trabalho (preencher fichas, elaborar currículos, fazer declarações, relatórios etc.)?</text:p>
          </table:table-cell>
          <table:table-cell table:number-columns-repeated="1023"/>
        </table:table-row>
        <table:table-row table:style-name="ro1">
          <table:table-cell office:value-type="string">
            <text:p>3.9.2 Os educandos vêm recebendo orientação profissional de modo a favorecer a ampliação de seus saberes?</text:p>
          </table:table-cell>
          <table:table-cell table:number-columns-repeated="1023"/>
        </table:table-row>
        <table:table-row table:style-name="ro1">
          <table:table-cell office:value-type="string">
            <text:p>3.9.3 A escola organiza oficinas de saberes artesanais, gastronômicos, entre outras, com foco na Economia Solidária?</text:p>
          </table:table-cell>
          <table:table-cell table:number-columns-repeated="1023"/>
        </table:table-row>
        <table:table-row table:style-name="ro1">
          <table:table-cell table:number-columns-repeated="1024"/>
        </table:table-row>
        <table:table-row table:style-name="ro1">
          <table:table-cell office:value-type="string">
            <text:p>3.10. Atuação do corpo técnico pedagógico (CTP)</text:p>
          </table:table-cell>
          <table:table-cell table:number-columns-repeated="1023"/>
        </table:table-row>
        <table:table-row table:style-name="ro1">
          <table:table-cell office:value-type="string">
            <text:p>3.10.1 Os familiares são atendidos e orientados pelo CTP?</text:p>
          </table:table-cell>
          <table:table-cell table:number-columns-repeated="1023"/>
        </table:table-row>
        <table:table-row table:style-name="ro1">
          <table:table-cell office:value-type="string">
            <text:p>3.10.2 O CTP realiza orientações às famílias que têm dificuldade na organização/sistematização da vida escolar do educando?</text:p>
          </table:table-cell>
          <table:table-cell table:number-columns-repeated="1023"/>
        </table:table-row>
        <table:table-row table:style-name="ro1">
          <table:table-cell office:value-type="string">
            <text:p>3.10.3 O CTP encaminha e orienta os educandos quando estes possuem dificuldades?</text:p>
          </table:table-cell>
          <table:table-cell table:number-columns-repeated="1023"/>
        </table:table-row>
        <table:table-row table:style-name="ro1">
          <table:table-cell office:value-type="string">
            <text:p>3.10.4 O CTP dialoga com os familiares e com jovens e adultos de modo a conhecer suas características/demandas e articulam projetos para atender as necessidades?</text:p>
          </table:table-cell>
          <table:table-cell table:number-columns-repeated="1023"/>
        </table:table-row>
        <table:table-row table:style-name="ro1">
          <table:table-cell office:value-type="string">
            <text:p>3.10.5 O CTP possui plano de trabalho/planejamento prévio nas ações desenvolvidas na escola? </text:p>
          </table:table-cell>
          <table:table-cell table:number-columns-repeated="1023"/>
        </table:table-row>
        <table:table-row table:style-name="ro1">
          <table:table-cell table:number-columns-repeated="1024"/>
        </table:table-row>
        <table:table-row table:style-name="ro4">
          <table:table-cell table:number-columns-repeated="1024" table:style-name="ce2" office:value-type="string">
            <text:p>Quadro dissertativo: Práticas consolidadas e Práticas que precisam avançar</text:p>
          </table:table-cell>
        </table:table-row>
        <table:table-row table:style-name="ro1">
          <table:table-cell table:number-columns-repeated="1024"/>
        </table:table-row>
        <table:table-row table:style-name="ro1">
          <table:table-cell office:value-type="string">
            <text:p>Dimensão 4- Avaliação</text:p>
          </table:table-cell>
          <table:table-cell table:number-columns-repeated="1023"/>
        </table:table-row>
        <table:table-row table:style-name="ro1">
          <table:table-cell table:number-columns-repeated="1024"/>
        </table:table-row>
        <table:table-row table:style-name="ro1">
          <table:table-cell office:value-type="string">
            <text:p>4.1 Monitoramento do processo de aprendizagem dos educandos </text:p>
          </table:table-cell>
          <table:table-cell table:number-columns-repeated="1023"/>
        </table:table-row>
        <table:table-row table:style-name="ro3">
          <table:table-cell office:value-type="string">
            <text:p>4.1.1 Os professores observam o desenvolvimento dos educandos e suas principais dificuldades?</text:p>
          </table:table-cell>
          <table:table-cell table:number-columns-repeated="1023"/>
        </table:table-row>
        <table:table-row table:style-name="ro1">
          <table:table-cell table:number-columns-repeated="1024"/>
        </table:table-row>
        <table:table-row table:style-name="ro1">
          <table:table-cell office:value-type="string">
            <text:p>4.2 Mecanismos de avaliação dos educandos </text:p>
          </table:table-cell>
          <table:table-cell table:number-columns-repeated="1023"/>
        </table:table-row>
        <table:table-row table:style-name="ro1">
          <table:table-cell office:value-type="string">
            <text:p>4.2.1 Os jovens e adultos podem mostrar suas aprendizagens e seus trabalhos de formas variadas (oralmente, por escrito, por meio de informática, de linguagem corporal, dos recursos das artes, das brincadeiras, entre outras)? </text:p>
          </table:table-cell>
          <table:table-cell table:number-columns-repeated="1023"/>
        </table:table-row>
        <table:table-row table:style-name="ro1">
          <table:table-cell office:value-type="string">
            <text:p>4.2.2 Os professores fazem uso de diferentes instrumentos de avaliação como: portfólios, diário de classe, entre outros?</text:p>
          </table:table-cell>
          <table:table-cell table:number-columns-repeated="1023"/>
        </table:table-row>
        <table:table-row table:style-name="ro1">
          <table:table-cell office:value-type="string">
            <text:p>4.2.3. Os pais e responsáveis são esclarecidos sobre como ocorrem as avaliações das atividades desenvolvidas pelos educandos?</text:p>
          </table:table-cell>
          <table:table-cell table:number-columns-repeated="1023"/>
        </table:table-row>
        <table:table-row table:style-name="ro1">
          <table:table-cell table:number-columns-repeated="1024"/>
        </table:table-row>
        <table:table-row table:style-name="ro1">
          <table:table-cell office:value-type="string">
            <text:p>4.3. Participação dos educandos na avaliação de sua aprendizagem </text:p>
          </table:table-cell>
          <table:table-cell table:number-columns-repeated="1023"/>
        </table:table-row>
        <table:table-row table:style-name="ro1">
          <table:table-cell office:value-type="string">
            <text:p>4.3.1 Esta questão não se refere a este segmento.</text:p>
          </table:table-cell>
          <table:table-cell table:number-columns-repeated="1023"/>
        </table:table-row>
        <table:table-row table:style-name="ro1">
          <table:table-cell office:value-type="string">
            <text:p>4.3.2 Esta questão não se refere a este segmento.</text:p>
          </table:table-cell>
          <table:table-cell table:number-columns-repeated="1023"/>
        </table:table-row>
        <table:table-row table:style-name="ro1">
          <table:table-cell table:number-columns-repeated="1024"/>
        </table:table-row>
        <table:table-row table:style-name="ro1">
          <table:table-cell office:value-type="string">
            <text:p>4.4 Avaliação do trabalho dos profissionais da escola </text:p>
          </table:table-cell>
          <table:table-cell table:number-columns-repeated="1023"/>
        </table:table-row>
        <table:table-row table:style-name="ro1">
          <table:table-cell office:value-type="string">
            <text:p>4.4.1. Esta questão não se refere a este segmento.</text:p>
          </table:table-cell>
          <table:table-cell table:number-columns-repeated="1023"/>
        </table:table-row>
        <table:table-row table:style-name="ro1">
          <table:table-cell table:number-columns-repeated="1024"/>
        </table:table-row>
        <table:table-row table:style-name="ro1">
          <table:table-cell office:value-type="string">
            <text:p>4.5. Compartilhamento, reflexão e uso das avaliações educacionais da Rede Municipal de Ensino de Osasco</text:p>
          </table:table-cell>
          <table:table-cell table:number-columns-repeated="1023"/>
        </table:table-row>
        <table:table-row table:style-name="ro1">
          <table:table-cell office:value-type="string">
            <text:p>4.5.1. A Unidade Educacional tem compartilhado os resultados das avaliações anuais com a comunidade envolvida?</text:p>
          </table:table-cell>
          <table:table-cell table:number-columns-repeated="1023"/>
        </table:table-row>
        <table:table-row table:style-name="ro1">
          <table:table-cell office:value-type="string">
            <text:p>4.5.2. A Unidade Educacional tem conseguido refletir e analisar coletivamente os resultados da avaliação educacional?</text:p>
          </table:table-cell>
          <table:table-cell table:number-columns-repeated="1023"/>
        </table:table-row>
        <table:table-row table:style-name="ro1">
          <table:table-cell office:value-type="string">
            <text:p>4.5.3. Estão sendo desenvolvidas ações para os desafios apresentados pelos resultados da avaliação educacional?</text:p>
          </table:table-cell>
          <table:table-cell table:number-columns-repeated="1023"/>
        </table:table-row>
        <table:table-row table:style-name="ro1">
          <table:table-cell table:number-columns-repeated="1024"/>
        </table:table-row>
        <table:table-row table:style-name="ro1">
          <table:table-cell table:style-name="ce2" office:value-type="string">
            <text:p>Quadro dissertativo: Práticas consolidadas e Práticas que precisam avançar</text:p>
          </table:table-cell>
          <table:table-cell table:number-columns-repeated="1023"/>
        </table:table-row>
        <table:table-row table:style-name="ro1">
          <table:table-cell table:number-columns-repeated="1024"/>
        </table:table-row>
        <table:table-row table:style-name="ro1">
          <table:table-cell office:value-type="string">
            <text:p>Dimensão 5 - Acesso e permanência dos educandos na escola</text:p>
          </table:table-cell>
          <table:table-cell table:number-columns-repeated="1023"/>
        </table:table-row>
        <table:table-row table:style-name="ro1">
          <table:table-cell table:number-columns-repeated="1024"/>
        </table:table-row>
        <table:table-row table:style-name="ro1">
          <table:table-cell office:value-type="string">
            <text:p>5.1 Atenção especial aos educandos que faltam </text:p>
          </table:table-cell>
          <table:table-cell table:number-columns-repeated="1023"/>
        </table:table-row>
        <table:table-row table:style-name="ro1">
          <table:table-cell office:value-type="string">
            <text:p>5.1.1 A equipe escolar procura compreender as causas das faltas dos educandos e toma as providências necessárias? </text:p>
          </table:table-cell>
          <table:table-cell table:number-columns-repeated="1023"/>
        </table:table-row>
        <table:table-row table:style-name="ro1">
          <table:table-cell office:value-type="string">
            <text:p>5.1.2 A escola informa ao Conselho Tutelar e ao Conselho das Pessoas com Deficiência o excesso de falta ou abandono do educando? </text:p>
          </table:table-cell>
          <table:table-cell table:number-columns-repeated="1023"/>
        </table:table-row>
        <table:table-row table:style-name="ro1">
          <table:table-cell table:number-columns-repeated="1024"/>
        </table:table-row>
        <table:table-row table:style-name="ro1">
          <table:table-cell office:value-type="string">
            <text:p>5.2 Preocupação com o abandono e evasão </text:p>
          </table:table-cell>
          <table:table-cell table:number-columns-repeated="1023"/>
        </table:table-row>
        <table:table-row table:style-name="ro1">
          <table:table-cell office:value-type="string">
            <text:p>5.2.1 A escola adota alguma medida para trazer de volta educandos que se evadiram ou abandonaram a escola? </text:p>
          </table:table-cell>
          <table:table-cell table:number-columns-repeated="1023"/>
        </table:table-row>
        <table:table-row table:style-name="ro1">
          <table:table-cell table:number-columns-repeated="1024"/>
        </table:table-row>
        <table:table-row table:style-name="ro5">
          <table:table-cell table:number-columns-repeated="1024" table:style-name="ce2" office:value-type="string">
            <text:p>Quadro dissertativo: Práticas consolidadas e Práticas que precisam avançar</text:p>
          </table:table-cell>
        </table:table-row>
        <table:table-row table:style-name="ro1">
          <table:table-cell table:number-columns-repeated="1024"/>
        </table:table-row>
        <table:table-row table:style-name="ro1">
          <table:table-cell office:value-type="string">
            <text:p>Dimensão 6 - Promoção da saúde</text:p>
          </table:table-cell>
          <table:table-cell table:number-columns-repeated="1023"/>
        </table:table-row>
        <table:table-row table:style-name="ro1">
          <table:table-cell table:style-name="Default"/>
          <table:table-cell table:number-columns-repeated="1023"/>
        </table:table-row>
        <table:table-row table:style-name="ro1">
          <table:table-cell office:value-type="string">
            <text:p>6.1 Responsabilidade pela alimentação dos jovens e adultos</text:p>
          </table:table-cell>
          <table:table-cell table:number-columns-repeated="1023"/>
        </table:table-row>
        <table:table-row table:style-name="ro1">
          <table:table-cell office:value-type="string">
            <text:p>6.1.1 A escola dispõe de um cardápio nutricional variado e rico que atende às necessidades de todos?</text:p>
          </table:table-cell>
          <table:table-cell table:number-columns-repeated="1023"/>
        </table:table-row>
        <table:table-row table:style-name="ro1">
          <table:table-cell office:value-type="string">
            <text:p>6.1.2 Os educandos são informados sobre os benefícios da alimentação que recebem?</text:p>
          </table:table-cell>
          <table:table-cell table:number-columns-repeated="1023"/>
        </table:table-row>
        <table:table-row table:style-name="ro1">
          <table:table-cell office:value-type="string">
            <text:p>6.1.3 Os educandos fazem sugestões sobre a alimentação oferecida e estas são bem recebidas?</text:p>
          </table:table-cell>
          <table:table-cell table:number-columns-repeated="1023"/>
        </table:table-row>
        <table:table-row table:style-name="ro1">
          <table:table-cell office:value-type="string">
            <text:p>6.1.4 O senhor ou senhora tem conhecimento sobre como ocorre a hora da alimentação, por exemplo, se os educandos são servidos ou se eles próprios podem servir-se? </text:p>
          </table:table-cell>
          <table:table-cell table:number-columns-repeated="1023"/>
        </table:table-row>
        <table:table-row table:style-name="ro1">
          <table:table-cell table:number-columns-repeated="1024"/>
        </table:table-row>
        <table:table-row table:style-name="ro1">
          <table:table-cell office:value-type="string">
            <text:p>6.2 Limpeza, salubridade e conforto</text:p>
          </table:table-cell>
          <table:table-cell table:number-columns-repeated="1023"/>
        </table:table-row>
        <table:table-row table:style-name="ro1">
          <table:table-cell office:value-type="string">
            <text:p>6.2.1 As salas de atividades e demais ambientes internos e externos são agradáveis, limpos, ventilados e tranquilos, com acústica, iluminação e acessibilidade adequadas?</text:p>
          </table:table-cell>
          <table:table-cell table:number-columns-repeated="1023"/>
        </table:table-row>
        <table:table-row table:style-name="ro1">
          <table:table-cell office:value-type="string">
            <text:p>6.2.2 São tomados os cuidados necessários com a limpeza e com a higiene nos momentos de troca de fraldas e uso dos sanitários (lixeiras com pedal e tampa, retirada das fraldas sujas do ambiente imediatamente após as trocas, higiene das mãos)?</text:p>
          </table:table-cell>
          <table:table-cell table:number-columns-repeated="1023"/>
        </table:table-row>
        <table:table-row table:style-name="ro1">
          <table:table-cell office:value-type="string">
            <text:p>6.2.3 Esta questão não se refere a este segmento.</text:p>
          </table:table-cell>
          <table:table-cell table:number-columns-repeated="1023"/>
        </table:table-row>
        <table:table-row table:style-name="ro1">
          <table:table-cell table:number-columns-repeated="1024"/>
        </table:table-row>
        <table:table-row table:style-name="ro1">
          <table:table-cell office:value-type="string">
            <text:p>6.3 Segurança</text:p>
          </table:table-cell>
          <table:table-cell table:number-columns-repeated="1023"/>
        </table:table-row>
        <table:table-row table:style-name="ro1">
          <table:table-cell office:value-type="string">
            <text:p>6.3.1 A escola dispõe de equipamentos adequados de segurança contra incêndio?</text:p>
          </table:table-cell>
          <table:table-cell table:number-columns-repeated="1023"/>
        </table:table-row>
        <table:table-row table:style-name="ro1">
          <table:table-cell office:value-type="string">
            <text:p>6.3.2 A escola dispõe de profissionais treinados para eventuais emergências e acidentes?</text:p>
          </table:table-cell>
          <table:table-cell table:number-columns-repeated="1023"/>
        </table:table-row>
        <table:table-row table:style-name="ro1">
          <table:table-cell office:value-type="string">
            <text:p>6.3.3 A escola tem procedimentos pré-estabelecidos e conhecidos por todos, que devem ser tomados em caso de acidentes?</text:p>
          </table:table-cell>
          <table:table-cell table:number-columns-repeated="1023"/>
        </table:table-row>
        <table:table-row table:style-name="ro1">
          <table:table-cell table:number-columns-repeated="1024"/>
        </table:table-row>
        <table:table-row table:style-name="ro1">
          <table:table-cell office:value-type="string">
            <text:p>6.4. Cuidados com a higiene e a saúde</text:p>
          </table:table-cell>
          <table:table-cell table:number-columns-repeated="1023"/>
        </table:table-row>
        <table:table-row table:style-name="ro1">
          <table:table-cell office:value-type="string">
            <text:p>6.4.1 Informações de importância para a saúde humana são amplamente difundidas junto à comunidade escolar? </text:p>
          </table:table-cell>
          <table:table-cell table:number-columns-repeated="1023"/>
        </table:table-row>
        <table:table-row table:style-name="ro1">
          <table:table-cell office:value-type="string">
            <text:p>6.4.2 Os jovens e adultos mantém seu corpo cuidado, limpo e saudável, aprendendo a cuidar de si próprios e a assumir responsabilidades em relação a sua higiene e saúde de acordo com suas possibilidades? </text:p>
          </table:table-cell>
          <table:table-cell table:number-columns-repeated="1023"/>
        </table:table-row>
        <table:table-row table:style-name="ro1">
          <table:table-cell office:value-type="string">
            <text:p>6.4.3 A equipe da escola trata adequadamente as curiosidades em relação ao corpo e à sexualidade humana, não reprimindo as manifestações e interesses sobre tais assuntos? </text:p>
          </table:table-cell>
          <table:table-cell table:number-columns-repeated="1023"/>
        </table:table-row>
        <table:table-row table:style-name="ro1">
          <table:table-cell office:value-type="string">
            <text:p>6.4.4 O senhor ou a senhora percebe que a escola acompanha o desenvolvimento dos educandos, procurando orientação especializada para casos de dificuldades psicoativas ou outros problemas de saúde?</text:p>
          </table:table-cell>
          <table:table-cell table:number-columns-repeated="1023"/>
        </table:table-row>
        <table:table-row table:style-name="ro1">
          <table:table-cell table:number-columns-repeated="1024"/>
        </table:table-row>
        <table:table-row table:style-name="ro1">
          <table:table-cell table:style-name="ce2" office:value-type="string">
            <text:p>Quadro dissertativo: Práticas consolidadas e Práticas que precisam avançar</text:p>
          </table:table-cell>
          <table:table-cell table:number-columns-repeated="1023"/>
        </table:table-row>
        <table:table-row table:style-name="ro1">
          <table:table-cell table:number-columns-repeated="1024"/>
        </table:table-row>
        <table:table-row table:style-name="ro1">
          <table:table-cell office:value-type="string">
            <text:p>Dimensão 7 - Educação socioambiental e práticas ecopedagógicas</text:p>
          </table:table-cell>
          <table:table-cell table:number-columns-repeated="1023"/>
        </table:table-row>
        <table:table-row table:style-name="ro1">
          <table:table-cell table:style-name="Default"/>
          <table:table-cell table:number-columns-repeated="1023"/>
        </table:table-row>
        <table:table-row table:style-name="ro1">
          <table:table-cell office:value-type="string">
            <text:p>7.1 Respeito as diversas formas de vida</text:p>
          </table:table-cell>
          <table:table-cell table:number-columns-repeated="1023"/>
        </table:table-row>
        <table:table-row table:style-name="ro1">
          <table:table-cell office:value-type="string">
            <text:p>7.1.1 Olhando para o lugar que você vive, você considera que existe respeito a todos os elementos que compõem a natureza, tais como a água, o solo, o ar, os organismos vivos e as atividades humanas? </text:p>
          </table:table-cell>
          <table:table-cell table:number-columns-repeated="1023"/>
        </table:table-row>
        <table:table-row table:style-name="ro1">
          <table:table-cell office:value-type="string">
            <text:p>7.1.2 Você se considera responsável pela preservação das várias espécies de vida no planeta? </text:p>
          </table:table-cell>
          <table:table-cell table:number-columns-repeated="1023"/>
        </table:table-row>
        <table:table-row table:style-name="ro1">
          <table:table-cell office:value-type="string">
            <text:p>7.1.3 Você considera que a escola vem proporcionando uma maior conscientização sobre a importância de cuidar bem do nosso planeta? </text:p>
          </table:table-cell>
          <table:table-cell table:number-columns-repeated="1023"/>
        </table:table-row>
        <table:table-row table:style-name="ro1">
          <table:table-cell office:value-type="string">
            <text:p>7.1.4 A sua escola costuma debater temas como ecologia, preservação de ecossistemas, mudanças climáticas, desmatamento, contaminação das águas, consumo de energia, entre outros temas importantes para a preservação ambiental? </text:p>
          </table:table-cell>
          <table:table-cell table:number-columns-repeated="1023"/>
        </table:table-row>
        <table:table-row table:style-name="ro1">
          <table:table-cell office:value-type="string">
            <text:p>7.1.5 Os professores desenvolvem atividades que possibilitam o contato dos jovens e adultos com animais e com elementos da natureza como água, areia, terra, pedras, argilas, plantas e sementes?</text:p>
          </table:table-cell>
          <table:table-cell table:number-columns-repeated="1023"/>
        </table:table-row>
        <table:table-row table:style-name="ro1">
          <table:table-cell table:number-columns-repeated="1024"/>
        </table:table-row>
        <table:table-row table:style-name="ro1">
          <table:table-cell office:value-type="string">
            <text:p>7.2 Práticas ecopedagógicas</text:p>
          </table:table-cell>
          <table:table-cell table:number-columns-repeated="1023"/>
        </table:table-row>
        <table:table-row table:style-name="ro1">
          <table:table-cell office:value-type="string">
            <text:p>7.2.1 A escola reaproveita materiais escolares (papel, lápis de cor etc.), explorando pedagogicamente essa prática junto aos educandos? </text:p>
          </table:table-cell>
          <table:table-cell table:number-columns-repeated="1023"/>
        </table:table-row>
        <table:table-row table:style-name="ro1">
          <table:table-cell office:value-type="string">
            <text:p>7.2.2 A escola evita o uso de materiais descartáveis, preferindo o uso de alternativas que reduzem os impactos no meio ambiente, como canecas de uso permanente, sacolas de pano etc.?</text:p>
          </table:table-cell>
          <table:table-cell table:number-columns-repeated="1023"/>
        </table:table-row>
        <table:table-row table:style-name="ro1">
          <table:table-cell office:value-type="string">
            <text:p>7.2.3 A escola desenvolve programa de coleta seletiva de lixo com ampla participação da comunidade?</text:p>
          </table:table-cell>
          <table:table-cell table:number-columns-repeated="1023"/>
        </table:table-row>
        <table:table-row table:style-name="ro1">
          <table:table-cell office:value-type="string">
            <text:p>7.2.4 Existem acordos e procedimentos específicos envolvendo jovens e adultos para se evitar o desperdício de energia elétrica e água, e para a redução na produção de lixo na escola?</text:p>
          </table:table-cell>
          <table:table-cell table:number-columns-repeated="1023"/>
        </table:table-row>
        <table:table-row table:style-name="ro1">
          <table:table-cell office:value-type="string">
            <text:p>7.2.5 Olhando para a sua prática, você se considera uma pessoa que vem cuidando bem do seu meio ambiente?</text:p>
          </table:table-cell>
          <table:table-cell table:number-columns-repeated="1023"/>
        </table:table-row>
        <table:table-row table:style-name="ro1">
          <table:table-cell office:value-type="string">
            <text:p>7.2.6 Olhando para a escola, você acha que ela cuida bem do meio ambiente? </text:p>
          </table:table-cell>
          <table:table-cell table:number-columns-repeated="1023"/>
        </table:table-row>
        <table:table-row table:style-name="ro1">
          <table:table-cell office:value-type="string">
            <text:p>7.2.7 Existem acordos e procedimentos envolvendo os membros da sua família para evitar o desperdício de energia elétrica e de água, e para a redução na produção de lixo em sua casa?</text:p>
          </table:table-cell>
          <table:table-cell table:number-columns-repeated="1023"/>
        </table:table-row>
        <table:table-row table:style-name="ro1">
          <table:table-cell office:value-type="string">
            <text:p>7.2.8 Na sua casa, você e sua família costumam separar o lixo orgânico do reciclável? </text:p>
          </table:table-cell>
          <table:table-cell table:number-columns-repeated="1023"/>
        </table:table-row>
        <table:table-row table:style-name="ro1">
          <table:table-cell table:number-columns-repeated="1024"/>
        </table:table-row>
        <table:table-row table:style-name="ro1">
          <table:table-cell table:style-name="ce2" office:value-type="string">
            <text:p>Quadro dissertativo: Práticas consolidadas e Práticas que precisam avançar</text:p>
          </table:table-cell>
          <table:table-cell table:number-columns-repeated="1023"/>
        </table:table-row>
        <table:table-row table:style-name="ro1">
          <table:table-cell table:number-columns-repeated="1024"/>
        </table:table-row>
        <table:table-row table:style-name="ro1">
          <table:table-cell office:value-type="string">
            <text:p>Dimensão 8 - Envolvimento com as famílias e participação na rede de proteção social</text:p>
          </table:table-cell>
          <table:table-cell table:number-columns-repeated="1023"/>
        </table:table-row>
        <table:table-row table:style-name="ro1">
          <table:table-cell table:style-name="Default"/>
          <table:table-cell table:number-columns-repeated="1023"/>
        </table:table-row>
        <table:table-row table:style-name="ro1">
          <table:table-cell office:value-type="string">
            <text:p>8.1. Respeito, acolhimento e envolvimento das famílias</text:p>
          </table:table-cell>
          <table:table-cell table:number-columns-repeated="1023"/>
        </table:table-row>
        <table:table-row table:style-name="ro3">
          <table:table-cell office:value-type="string">
            <text:p>8.1.1 Os familiares (pais, mães ou outros responsáveis) e educandos recebem informações dos educadores sobre os objetivos metodológicos a serem desenvolvidos ao longo do ano? </text:p>
          </table:table-cell>
          <table:table-cell table:number-columns-repeated="1023"/>
        </table:table-row>
        <table:table-row table:style-name="ro2">
          <table:table-cell office:value-type="string">
            <text:p>8.1.2 Os pais, mães ou responsáveis e os educandos são convidados a comparecer e participar ativamente das reuniões de pais, favorecendo a construção de acordos entre estes e a escola para um melhor acompanhamento da vida escolar dos educandos? </text:p>
          </table:table-cell>
          <table:table-cell table:number-columns-repeated="1023"/>
        </table:table-row>
        <table:table-row table:style-name="ro2">
          <table:table-cell office:value-type="string">
            <text:p>8.1.3 A equipe escolar dialoga com as famílias e com os jovens e adultos da escola de modo a conhecer suas características e demandas e planejar ações escolares e comunitárias que fortaleçam os vínculos e convivência familiar e comunitária dos educandos da escola?</text:p>
          </table:table-cell>
          <table:table-cell table:number-columns-repeated="1023"/>
        </table:table-row>
        <table:table-row table:style-name="ro1">
          <table:table-cell office:value-type="string">
            <text:p>8.1.4 Os familiares têm acesso à escola sempre que necessário, como, por exemplo, para esclarecer dúvidas, solicitar informações?</text:p>
          </table:table-cell>
          <table:table-cell table:number-columns-repeated="1023"/>
        </table:table-row>
        <table:table-row table:style-name="ro1">
          <table:table-cell office:value-type="string">
            <text:p>8.1.5 O calendário escolar atende às necessidades das famílias e dos jovens e adultos educandos?</text:p>
          </table:table-cell>
          <table:table-cell table:number-columns-repeated="1023"/>
        </table:table-row>
        <table:table-row table:style-name="ro1">
          <table:table-cell table:number-columns-repeated="1024"/>
        </table:table-row>
        <table:table-row table:style-name="ro1">
          <table:table-cell office:value-type="string">
            <text:p>8.2 Garantia do direito das famílias de acompanhar as vivências e produções dos jovens e adultos</text:p>
          </table:table-cell>
          <table:table-cell table:number-columns-repeated="1023"/>
        </table:table-row>
        <table:table-row table:style-name="ro1">
          <table:table-cell office:value-type="string">
            <text:p>8.2.1 Há reuniões com familiares pelo menos cinco vezes por ano para a elaboração do PTA/PEPP, apresentar planejamentos, discutir e avaliar as vivências e produções dos jovens e adultos?</text:p>
          </table:table-cell>
          <table:table-cell table:number-columns-repeated="1023"/>
        </table:table-row>
        <table:table-row table:style-name="ro1">
          <table:table-cell office:value-type="string">
            <text:p>8.2.2 Os familiares recebem relatórios sobre aprendizagens, vivências e produções dos jovens e adultos pelo menos quatro vezes ao ano?</text:p>
          </table:table-cell>
          <table:table-cell table:number-columns-repeated="1023"/>
        </table:table-row>
        <table:table-row table:style-name="ro1">
          <table:table-cell office:value-type="string">
            <text:p>8.2.3 Os familiares e responsáveis recebem orientações dos professores sobre como aproximar os jovens e adultos do mundo da leitura e da escrita durante a convivência familiar?</text:p>
          </table:table-cell>
          <table:table-cell table:number-columns-repeated="1023"/>
        </table:table-row>
        <table:table-row table:style-name="ro1">
          <table:table-cell office:value-type="string">
            <text:p>8.2.4 Os familiares que não são membros do Conselho de Gestão Compartilhada (CGC) da escola conhecem as prioridades anuais da escola?</text:p>
          </table:table-cell>
          <table:table-cell table:number-columns-repeated="1023"/>
        </table:table-row>
        <table:table-row table:style-name="ro1">
          <table:table-cell table:number-columns-repeated="1024"/>
        </table:table-row>
        <table:table-row table:style-name="ro1">
          <table:table-cell office:value-type="string">
            <text:p>8.3 Participação da escola na rede de proteção dos direitos dos jovens e adultos com deficiência</text:p>
          </table:table-cell>
          <table:table-cell table:number-columns-repeated="1023"/>
        </table:table-row>
        <table:table-row table:style-name="ro2">
          <table:table-cell office:value-type="string">
            <text:p>8.3.1 A escola, os Conselhos da Pessoa com Deficiência, os Conselhos de Assistência Social e a Defensoria Pública da região estão bem articulados para o acompanhamento de casos diversos de não respeito aos direitos fundamentais dos jovens e adultos com deficiência (violência física, maus tratos, assédio moral, entre outros)?</text:p>
          </table:table-cell>
          <table:table-cell table:number-columns-repeated="1023"/>
        </table:table-row>
        <table:table-row table:style-name="ro1">
          <table:table-cell office:value-type="string">
            <text:p>8.3.2 Os direitos das pessoas com deficiência são abordados com os jovens e adultos em outras atividades realizadas na escola, como, por exemplo, em rodas de conversas, em leituras coletivas, entre outras?</text:p>
          </table:table-cell>
          <table:table-cell table:number-columns-repeated="1023"/>
        </table:table-row>
        <table:table-row table:style-name="ro1">
          <table:table-cell table:number-columns-repeated="1024"/>
        </table:table-row>
        <table:table-row table:style-name="ro1">
          <table:table-cell table:style-name="ce2" office:value-type="string">
            <text:p>Quadro dissertativo: Práticas consolidadas e Práticas que precisam avançar</text:p>
          </table:table-cell>
          <table:table-cell table:number-columns-repeated="1023"/>
        </table:table-row>
        <table:table-row table:style-name="ro1">
          <table:table-cell table:number-columns-repeated="1024"/>
        </table:table-row>
        <table:table-row table:style-name="ro1">
          <table:table-cell office:value-type="string">
            <text:p>Dimensão - Gestão escolar democrática</text:p>
          </table:table-cell>
          <table:table-cell table:number-columns-repeated="1023"/>
        </table:table-row>
        <table:table-row table:style-name="ro1">
          <table:table-cell table:style-name="Default"/>
          <table:table-cell table:number-columns-repeated="1023"/>
        </table:table-row>
        <table:table-row table:style-name="ro1">
          <table:table-cell office:value-type="string">
            <text:p>9.1 Democratização da informação e da gestão</text:p>
          </table:table-cell>
          <table:table-cell table:number-columns-repeated="1023"/>
        </table:table-row>
        <table:table-row table:style-name="ro1">
          <table:table-cell office:value-type="string">
            <text:p>9.1.1 As informações circulam de maneira rápida e precisa, entre pais, professores, educandos, demais profissionais da escola e outros membros da comunidade? </text:p>
          </table:table-cell>
          <table:table-cell table:number-columns-repeated="1023"/>
        </table:table-row>
        <table:table-row table:style-name="ro1">
          <table:table-cell office:value-type="string">
            <text:p>9.1.2 Há espaços em locais visíveis contendo as principais informações relacionadas às atividades da escola (datas comemorativas, prestações de contas, datas de reuniões, agenda escolar do ano letivo etc.)?</text:p>
          </table:table-cell>
          <table:table-cell table:number-columns-repeated="1023"/>
        </table:table-row>
        <table:table-row table:style-name="ro1">
          <table:table-cell office:value-type="string">
            <text:p>9.1.3 A direção presta contas e divulga amplamente à comunidade escolar (familiares, responsáveis, professores, funcionários, CGC/APM) apresentando regularmente o orçamento da escola e seus gastos?</text:p>
          </table:table-cell>
          <table:table-cell table:number-columns-repeated="1023"/>
        </table:table-row>
        <table:table-row table:style-name="ro1">
          <table:table-cell office:value-type="string">
            <text:p>9.1.4 Os profissionais da escola (diretor, professores, funcionários etc.) procuram resolver os conflitos que surgem entre as pessoas no ambiente escolar (brigas, discussões) com base no diálogo e na negociação?</text:p>
          </table:table-cell>
          <table:table-cell table:number-columns-repeated="1023"/>
        </table:table-row>
        <table:table-row table:style-name="ro1">
          <table:table-cell office:value-type="string">
            <text:p>9.1.5 A equipe gestora tem disponibilizado no painel principal da escola o plano de ação da Unidade Educacional previsto no PTA?</text:p>
          </table:table-cell>
          <table:table-cell table:number-columns-repeated="1023"/>
        </table:table-row>
        <table:table-row table:style-name="ro1">
          <table:table-cell table:number-columns-repeated="1024"/>
        </table:table-row>
        <table:table-row table:style-name="ro1">
          <table:table-cell office:value-type="string">
            <text:p>9.2 Conselhos atuantes</text:p>
          </table:table-cell>
          <table:table-cell table:number-columns-repeated="1023"/>
        </table:table-row>
        <table:table-row table:style-name="ro1">
          <table:table-cell office:value-type="string">
            <text:p>9.2.1 Você sabe o que faz o CGC?</text:p>
          </table:table-cell>
          <table:table-cell table:number-columns-repeated="1023"/>
        </table:table-row>
        <table:table-row table:style-name="ro1">
          <table:table-cell office:value-type="string">
            <text:p>9.2.2 Você conhece os seus representantes no CGC?</text:p>
          </table:table-cell>
          <table:table-cell table:number-columns-repeated="1023"/>
        </table:table-row>
        <table:table-row table:style-name="ro1">
          <table:table-cell office:value-type="string">
            <text:p>9.2.3 Seu segmento tem participação efetiva no CGC?</text:p>
          </table:table-cell>
          <table:table-cell table:number-columns-repeated="1023"/>
        </table:table-row>
        <table:table-row table:style-name="ro1">
          <table:table-cell office:value-type="string">
            <text:p>9.2.4 As informações deliberadas nas reuniões do CGC são socializadas?</text:p>
          </table:table-cell>
          <table:table-cell table:number-columns-repeated="1023"/>
        </table:table-row>
        <table:table-row table:style-name="ro1">
          <table:table-cell table:number-columns-repeated="1024"/>
        </table:table-row>
        <table:table-row table:style-name="ro1">
          <table:table-cell office:value-type="string">
            <text:p>9.3 Parcerias locais e relacionamento da escola com os serviços públicos </text:p>
          </table:table-cell>
          <table:table-cell table:number-columns-repeated="1023"/>
        </table:table-row>
        <table:table-row table:style-name="ro1">
          <table:table-cell office:value-type="string">
            <text:p>9.3.1 Existe uma parceria da escola com os serviços públicos locais?</text:p>
          </table:table-cell>
          <table:table-cell table:number-columns-repeated="1023"/>
        </table:table-row>
        <table:table-row table:style-name="ro2">
          <table:table-cell office:value-type="string">
            <text:p>9.3.2 A escola tem parcerias com outras instituições da sociedade (universidades, organizações da sociedade civil, empresas, fundações, associações e demais serviços públicos) para o financiamento de projetos ou para o desenvolvimento de ações conjuntas, como elaboração do Projeto Eco-Político-Pedagógico, formação de professores, atividades pedagógicas e comemorações? </text:p>
          </table:table-cell>
          <table:table-cell table:number-columns-repeated="1023"/>
        </table:table-row>
        <table:table-row table:style-name="ro1">
          <table:table-cell table:number-columns-repeated="1024"/>
        </table:table-row>
        <table:table-row table:style-name="ro1">
          <table:table-cell office:value-type="string">
            <text:p>9.4 Participação efetiva de educandos, pais, responsáveis e comunidade em geral</text:p>
          </table:table-cell>
          <table:table-cell table:number-columns-repeated="1023"/>
        </table:table-row>
        <table:table-row table:style-name="ro1">
          <table:table-cell office:value-type="string">
            <text:p>9.4.1 Há grupos estudantis ou outros grupos juvenis participando da tomada de decisões na escola e ajudando os educandos a se organizarem? </text:p>
          </table:table-cell>
          <table:table-cell table:number-columns-repeated="1023"/>
        </table:table-row>
        <table:table-row table:style-name="ro1">
          <table:table-cell office:value-type="string">
            <text:p>9.4.2 A escola se mantém aberta aos finais de semana para que a comunidade possa usufruir do espaço (salas, pátio, quadras de esporte, biblioteca etc.)?</text:p>
          </table:table-cell>
          <table:table-cell table:number-columns-repeated="1023"/>
        </table:table-row>
        <table:table-row table:style-name="ro1">
          <table:table-cell office:value-type="string">
            <text:p>9.4.3 Nas reuniões de Parada Pedagógica, a escola incentiva a participação dos jovens e adultos?</text:p>
          </table:table-cell>
          <table:table-cell table:number-columns-repeated="1023"/>
        </table:table-row>
        <table:table-row table:style-name="ro1">
          <table:table-cell table:number-columns-repeated="1024"/>
        </table:table-row>
        <table:table-row table:style-name="ro1">
          <table:table-cell table:style-name="ce2" office:value-type="string">
            <text:p>Quadro dissertativo: Práticas consolidadas e Práticas que precisam avançar</text:p>
          </table:table-cell>
          <table:table-cell table:number-columns-repeated="1023"/>
        </table:table-row>
        <table:table-row table:style-name="ro1">
          <table:table-cell table:number-columns-repeated="1024"/>
        </table:table-row>
        <table:table-row table:style-name="ro1">
          <table:table-cell office:value-type="string">
            <text:p>Dimensão 10 - Formação e condições de trabalho dos profissionais da escola</text:p>
          </table:table-cell>
          <table:table-cell table:number-columns-repeated="1023"/>
        </table:table-row>
        <table:table-row table:style-name="ro1">
          <table:table-cell table:style-name="Default"/>
          <table:table-cell table:number-columns-repeated="1023"/>
        </table:table-row>
        <table:table-row table:style-name="ro1">
          <table:table-cell office:value-type="string">
            <text:p>10.1 Formação inicial e continuada</text:p>
          </table:table-cell>
          <table:table-cell table:number-columns-repeated="1023"/>
        </table:table-row>
        <table:table-row table:style-name="ro1">
          <table:table-cell office:value-type="string">
            <text:p>10.1.1 Esta questão não se refere a este segmento.</text:p>
          </table:table-cell>
          <table:table-cell table:number-columns-repeated="1023"/>
        </table:table-row>
        <table:table-row table:style-name="ro1">
          <table:table-cell office:value-type="string">
            <text:p>10.1.2 Esta questão não se refere a este segmento.</text:p>
          </table:table-cell>
          <table:table-cell table:number-columns-repeated="1023"/>
        </table:table-row>
        <table:table-row table:style-name="ro1">
          <table:table-cell office:value-type="string">
            <text:p>10.1.3 Esta questão não se refere a este segmento.</text:p>
          </table:table-cell>
          <table:table-cell table:number-columns-repeated="1023"/>
        </table:table-row>
        <table:table-row table:style-name="ro1">
          <table:table-cell office:value-type="string">
            <text:p>10.1.4 Esta questão não se refere a este segmento.</text:p>
          </table:table-cell>
          <table:table-cell table:number-columns-repeated="1023"/>
        </table:table-row>
        <table:table-row table:style-name="ro1">
          <table:table-cell table:number-columns-repeated="1024"/>
        </table:table-row>
        <table:table-row table:style-name="ro1">
          <table:table-cell office:value-type="string">
            <text:p>10.2 Suficiência da equipe escolar e condições de trabalho</text:p>
          </table:table-cell>
          <table:table-cell table:number-columns-repeated="1023"/>
        </table:table-row>
        <table:table-row table:style-name="ro1">
          <table:table-cell office:value-type="string">
            <text:p>10.2.1 A escola dispõe da quantidade de professores de que necessita? </text:p>
          </table:table-cell>
          <table:table-cell table:number-columns-repeated="1023"/>
        </table:table-row>
        <table:table-row table:style-name="ro1">
          <table:table-cell office:value-type="string">
            <text:p>10.2.2 O número de funcionários é suficiente para o funcionamento adequado da escola? </text:p>
          </table:table-cell>
          <table:table-cell table:number-columns-repeated="1023"/>
        </table:table-row>
        <table:table-row table:style-name="ro1">
          <table:table-cell office:value-type="string">
            <text:p>10.2.3 A escola recebe atendimento do supervisor de ensino em quantidade suficiente? </text:p>
          </table:table-cell>
          <table:table-cell table:number-columns-repeated="1023"/>
        </table:table-row>
        <table:table-row table:style-name="ro1">
          <table:table-cell office:value-type="string">
            <text:p>10.2.4 A escola recebe atendimento do corpo técnico em quantidade suficiente? </text:p>
          </table:table-cell>
          <table:table-cell table:number-columns-repeated="1023"/>
        </table:table-row>
        <table:table-row table:style-name="ro1">
          <table:table-cell office:value-type="string">
            <text:p>10.2.5 É solicitada a presença de técnicos do CTP (fisioterapeutas, terapeutas ocupacionais, fonoaudiólogos ) quando educandos e funcionários necessitam de orientações específicas?</text:p>
          </table:table-cell>
          <table:table-cell table:number-columns-repeated="1023"/>
        </table:table-row>
        <table:table-row table:style-name="ro1">
          <table:table-cell office:value-type="string">
            <text:p>10.2.6 A equipe escolar procura desenvolver relações cooperativas de trabalho?</text:p>
          </table:table-cell>
          <table:table-cell table:number-columns-repeated="1023"/>
        </table:table-row>
        <table:table-row table:style-name="ro1">
          <table:table-cell table:number-columns-repeated="1024"/>
        </table:table-row>
        <table:table-row table:style-name="ro1">
          <table:table-cell office:value-type="string">
            <text:p>10.3 Assiduidade da equipe escolar </text:p>
          </table:table-cell>
          <table:table-cell table:number-columns-repeated="1023"/>
        </table:table-row>
        <table:table-row table:style-name="ro1">
          <table:table-cell office:value-type="string">
            <text:p>10.3.1 Quando há o registro de faltas excessivas de gestores, professores e funcionários de apoio na escola, prejudicando o atendimento aos educandos, esse assunto é discutido coletivamente pelo CGC e por toda a comunidade escolar?</text:p>
          </table:table-cell>
          <table:table-cell table:number-columns-repeated="1023"/>
        </table:table-row>
        <table:table-row table:style-name="ro1">
          <table:table-cell office:value-type="string">
            <text:p>10.3.2 Esta questão não se refere a este segmento.</text:p>
          </table:table-cell>
          <table:table-cell table:number-columns-repeated="1023"/>
        </table:table-row>
        <table:table-row table:style-name="ro1">
          <table:table-cell office:value-type="string">
            <text:p>10.3.3 Esta questão não se refere a este segmento.</text:p>
          </table:table-cell>
          <table:table-cell table:number-columns-repeated="1023"/>
        </table:table-row>
        <table:table-row table:style-name="ro1">
          <table:table-cell office:value-type="string">
            <text:p>10.3.4 Esta questão não se refere a este segmento.</text:p>
          </table:table-cell>
          <table:table-cell table:number-columns-repeated="1023"/>
        </table:table-row>
        <table:table-row table:style-name="ro1">
          <table:table-cell office:value-type="string">
            <text:p>10.3.5 Esta questão não se refere a este segmento.</text:p>
          </table:table-cell>
          <table:table-cell table:number-columns-repeated="1023"/>
        </table:table-row>
        <table:table-row table:style-name="ro1">
          <table:table-cell office:value-type="string">
            <text:p>10.3.6 Esta questão não se refere a este segmento.</text:p>
          </table:table-cell>
          <table:table-cell table:number-columns-repeated="1023"/>
        </table:table-row>
        <table:table-row table:style-name="ro1">
          <table:table-cell office:value-type="string">
            <text:p>10.3.7 Esta questão não se refere a este segmento.</text:p>
          </table:table-cell>
          <table:table-cell table:number-columns-repeated="1023"/>
        </table:table-row>
        <table:table-row table:style-name="ro1">
          <table:table-cell table:number-columns-repeated="1024"/>
        </table:table-row>
        <table:table-row table:style-name="ro1">
          <table:table-cell table:style-name="ce2" office:value-type="string">
            <text:p>Quadro dissertativo: Práticas consolidadas e Práticas que precisam avançar</text:p>
          </table:table-cell>
          <table:table-cell table:number-columns-repeated="1023"/>
        </table:table-row>
        <table:table-row table:style-name="ro1">
          <table:table-cell table:number-columns-repeated="1024"/>
        </table:table-row>
        <table:table-row table:style-name="ro1">
          <table:table-cell office:value-type="string">
            <text:p>Dimensão 11- Processos de Alfabetização e Letramento</text:p>
          </table:table-cell>
          <table:table-cell table:number-columns-repeated="1023"/>
        </table:table-row>
        <table:table-row table:style-name="ro1">
          <table:table-cell table:style-name="Default"/>
          <table:table-cell table:number-columns-repeated="1023"/>
        </table:table-row>
        <table:table-row table:style-name="ro1">
          <table:table-cell office:value-type="string">
            <text:p>11.1 Experiências e aproximações com a linguagem oral e escrita</text:p>
          </table:table-cell>
          <table:table-cell table:number-columns-repeated="1023"/>
        </table:table-row>
        <table:table-row table:style-name="ro2">
          <table:table-cell office:value-type="string">
            <text:p>11.1.1 O senhor ou a senhora é informado se os professores leem, diariamente, textos de diferentes gêneros com os jovens e adultos (livros diversificados de prosa e poesia, revistas, dicionários, gibis, suplementos infantis de jornais, letras móveis, jogos com letras e palavras, produções dos próprios jovens e adultos com desenhos e escritas, dicionários, entre outros)? </text:p>
          </table:table-cell>
          <table:table-cell table:number-columns-repeated="1023"/>
        </table:table-row>
        <table:table-row table:style-name="ro1">
          <table:table-cell office:value-type="string">
            <text:p>11.1.2 Os professores contam histórias e abrem espaços para os jovens e adultos contarem suas histórias? </text:p>
          </table:table-cell>
          <table:table-cell table:number-columns-repeated="1023"/>
        </table:table-row>
        <table:table-row table:style-name="ro1">
          <table:table-cell office:value-type="string">
            <text:p>11.1.3 Os professores incentivam os jovens e adultos a manusear livros, revistas e outros portadores de textos? </text:p>
          </table:table-cell>
          <table:table-cell table:number-columns-repeated="1023"/>
        </table:table-row>
        <table:table-row table:style-name="ro1">
          <table:table-cell office:value-type="string">
            <text:p>11.1.4 Os jovens e adultos vivenciam situações diferenciadas de contato com o sistema de leitura e escrita?</text:p>
          </table:table-cell>
          <table:table-cell table:number-columns-repeated="1023"/>
        </table:table-row>
        <table:table-row table:style-name="ro1">
          <table:table-cell office:value-type="string">
            <text:p>11.1.5 Os jovens e adultos são incentivados a produzir textos, mesmo sem saber ler e escrever, tendo o educador como “escriba”? </text:p>
          </table:table-cell>
          <table:table-cell table:number-columns-repeated="1023"/>
        </table:table-row>
        <table:table-row table:style-name="ro1">
          <table:table-cell office:value-type="string">
            <text:p>11.1.6 Os professoras incentivam os jovens e adultos, individualmente ou em grupo, a contar e recontar histórias e a narrar situações, na forma em que lhes é possível expressar?</text:p>
          </table:table-cell>
          <table:table-cell table:number-columns-repeated="1023"/>
        </table:table-row>
        <table:table-row table:style-name="ro1">
          <table:table-cell table:number-columns-repeated="1024"/>
        </table:table-row>
        <table:table-row table:style-name="ro1">
          <table:table-cell office:value-type="string">
            <text:p>11.2 Existência de práticas alfabetizadoras na escola</text:p>
          </table:table-cell>
          <table:table-cell table:number-columns-repeated="1023"/>
        </table:table-row>
        <table:table-row table:style-name="ro2">
          <table:table-cell office:value-type="string">
            <text:p>11.2.1 Os jovens e adultos leem/usam diariamente diferentes materiais disponibilizados em salas de oficinas (livros diversificados de prosa e poesia, com e sem palavras, revistas, dicionários, gibis, suplementos infantis de jornais, letras móveis, jogos com letras e palavras, produções dos próprios jovens e adultos com desenhos e escritas, entre outros)? </text:p>
          </table:table-cell>
          <table:table-cell table:number-columns-repeated="1023"/>
        </table:table-row>
        <table:table-row table:style-name="ro1">
          <table:table-cell office:value-type="string">
            <text:p>11.2.2 Os jovens e adultos participam diariamente de atividades planejadas para a utilização prática da leitura e da escrita? </text:p>
          </table:table-cell>
          <table:table-cell table:number-columns-repeated="1023"/>
        </table:table-row>
        <table:table-row table:style-name="ro6">
          <table:table-cell office:value-type="string">
            <text:p>11.2.3 Os professores utilizam estratégias planejadas para ajudar os jovens e adultos na compreensão e na interpretação dos textos lidos (usar diferentes tipos de gêneros textuais nas atividades; conhecer com antecedência o conteúdo dos textos que os educandos irão ler; gerar expectativa em relação ao texto que os educandos irão ler; fazer perguntas que levem a suposições sobre a história; fazer comentários e perguntas sobre aquilo que os educandos leram e promover o diálogo sobre o texto; assegurar que os educandos desenvolvam a atitude de ouvir a interpretação dos colegas, entre outros)? </text:p>
          </table:table-cell>
          <table:table-cell table:number-columns-repeated="1023"/>
        </table:table-row>
        <table:table-row table:style-name="ro6">
          <table:table-cell office:value-type="string">
            <text:p>11.2.4 A escola valoriza as produções feitas pelos jovens e adultos (valorizar igualmente o trabalho de todos os educandos, mostrando o trabalho de cada um para a turma; fazer exposições dos trabalhos em murais e varais fora e dentro da sala de oficina; incentivar os educandos a apreciar o resultado de seus trabalhos após os comentários gerais; fazer comentários positivos em relação a produção de todos; promover feiras na escola para a exposição e a divulgação das produções dos educandos, entre outros)? </text:p>
          </table:table-cell>
          <table:table-cell table:number-columns-repeated="1023"/>
        </table:table-row>
        <table:table-row table:style-name="ro1">
          <table:table-cell office:value-type="string">
            <text:p>11.2.5 Esta questão não se refere a este segmento.</text:p>
          </table:table-cell>
          <table:table-cell table:number-columns-repeated="1023"/>
        </table:table-row>
        <table:table-row table:style-name="ro1">
          <table:table-cell office:value-type="string">
            <text:p>11.2.6 Esta questão não se refere a este segmento.</text:p>
          </table:table-cell>
          <table:table-cell table:number-columns-repeated="1023"/>
        </table:table-row>
        <table:table-row table:style-name="ro1">
          <table:table-cell table:number-columns-repeated="1024"/>
        </table:table-row>
        <table:table-row table:style-name="ro1">
          <table:table-cell office:value-type="string">
            <text:p>11.3 Acesso e bom aproveitamento da biblioteca ou sala de leitura</text:p>
          </table:table-cell>
          <table:table-cell table:number-columns-repeated="1023"/>
        </table:table-row>
        <table:table-row table:style-name="ro1">
          <table:table-cell office:value-type="string">
            <text:p>11.3.1 A escola disponibiliza aos professores, jovens e adultos os livros recebidos pelo Programa Nacional de Biblioteca na Escola (PNBE)?</text:p>
          </table:table-cell>
          <table:table-cell table:number-columns-repeated="1023"/>
        </table:table-row>
        <table:table-row table:style-name="ro1">
          <table:table-cell office:value-type="string">
            <text:p>11.3.2 A biblioteca ou sala de leitura tem um profissional capacitado para promover um bom uso do espaço e atender o público em todos os turnos?</text:p>
          </table:table-cell>
          <table:table-cell table:number-columns-repeated="1023"/>
        </table:table-row>
        <table:table-row table:style-name="ro1">
          <table:table-cell office:value-type="string">
            <text:p>11.3.3 Os jovens e adultos fazem uso da sala de leitura em horário letivo pelo menos uma vez por semana, fazendo pesquisas e leituras?</text:p>
          </table:table-cell>
          <table:table-cell table:number-columns-repeated="1023"/>
        </table:table-row>
        <table:table-row table:style-name="ro1">
          <table:table-cell office:value-type="string">
            <text:p>11.3.4 Os jovens e adultos fazem empréstimos de livros do acervo da escola (para ler em casa)?</text:p>
          </table:table-cell>
          <table:table-cell table:number-columns-repeated="1023"/>
        </table:table-row>
        <table:table-row table:style-name="ro1">
          <table:table-cell office:value-type="string">
            <text:p>11.3.5 Os jovens e adultos usam computadores para aprimorar a leitura e a escrita pelo menos uma vez por semana, durante o horário das aulas?</text:p>
          </table:table-cell>
          <table:table-cell table:number-columns-repeated="1023"/>
        </table:table-row>
        <table:table-row table:style-name="ro1">
          <table:table-cell table:number-columns-repeated="1024"/>
        </table:table-row>
        <table:table-row table:style-name="ro1">
          <table:table-cell table:style-name="ce2" office:value-type="string">
            <text:p>Quadro dissertativo: Práticas consolidadas e Práticas que precisam avançar</text:p>
          </table:table-cell>
          <table:table-cell table:number-columns-repeated="1023"/>
        </table:table-row>
        <table:table-row table:style-name="ro1" table:number-rows-repeated="65206">
          <table:table-cell table:number-columns-repeated="1024"/>
        </table:table-row>
        <table:table-row table:style-name="ro1">
          <table:table-cell table:number-columns-repeated="1024"/>
        </table:table-row>
      </table:table>
      <table:table table:name="Burjato_Trabalhadores_Gestor" table:style-name="ta1" table:print="false">
        <table:table-column table:style-name="co3" table:default-cell-style-name="Default"/>
        <table:table-row table:style-name="ro2">
          <table:table-cell table:style-name="ce1" office:value-type="string">
            <text:p>Avaliação Osasco 2011</text:p>
          </table:table-cell>
        </table:table-row>
        <table:table-row table:style-name="ro6">
          <table:table-cell table:style-name="ce1" office:value-type="string">
            <text:p>Burjato- Trabalhadores e Gestor</text:p>
          </table:table-cell>
        </table:table-row>
        <table:table-row table:style-name="ro1">
          <table:table-cell/>
        </table:table-row>
        <table:table-row table:style-name="ro1">
          <table:table-cell office:value-type="string">
            <text:p>Dimensão 1 - Ambiente educativo</text:p>
          </table:table-cell>
        </table:table-row>
        <table:table-row table:style-name="ro1">
          <table:table-cell/>
        </table:table-row>
        <table:table-row table:style-name="ro1">
          <table:table-cell office:value-type="string">
            <text:p>1.1 Amizade e solidariedade</text:p>
          </table:table-cell>
        </table:table-row>
        <table:table-row table:style-name="ro1">
          <table:table-cell office:value-type="string">
            <text:p>1.1.1 Quando alguém (professor, funcionário, educando, familiar) chega à escola com algum problema pessoal, encontra pessoas dispostas a ajudar?</text:p>
          </table:table-cell>
        </table:table-row>
        <table:table-row table:style-name="ro1">
          <table:table-cell office:value-type="string">
            <text:p>1.1.2 O ambiente da escola favorece a amizade entre todos?</text:p>
          </table:table-cell>
        </table:table-row>
        <table:table-row table:style-name="ro1">
          <table:table-cell/>
        </table:table-row>
        <table:table-row table:style-name="ro1">
          <table:table-cell office:value-type="string">
            <text:p>1.2 Alegria</text:p>
          </table:table-cell>
        </table:table-row>
        <table:table-row table:style-name="ro1">
          <table:table-cell office:value-type="string">
            <text:p>1.2.1 A escola promove festas com a participação efetiva de familiares, amigos, comunidade, educandos, professores e funcionários? </text:p>
          </table:table-cell>
        </table:table-row>
        <table:table-row table:style-name="ro1">
          <table:table-cell office:value-type="string">
            <text:p>1.2.2 Professores e funcionários estão satisfeitos com o trabalho que desenvolvem na escola? </text:p>
          </table:table-cell>
        </table:table-row>
        <table:table-row table:style-name="ro1">
          <table:table-cell/>
        </table:table-row>
        <table:table-row table:style-name="ro1">
          <table:table-cell office:value-type="string">
            <text:p>1.3 Combate à discriminação</text:p>
          </table:table-cell>
        </table:table-row>
        <table:table-row table:style-name="ro1">
          <table:table-cell office:value-type="string">
            <text:p>1.3.1 Na escola todos são tratados com respeito e o ambiente escolar estimula o fortalecimento dos laços de amizade, não importando se são negros, brancos, pessoas com deficiência, homens ou mulheres, homossexuais ou não? </text:p>
          </table:table-cell>
        </table:table-row>
        <table:table-row table:style-name="ro1">
          <table:table-cell office:value-type="string">
            <text:p>1.3.2 A discriminação (atos preconceituosos contra pessoas com deficiência, povos indígenas, povos do campo, mulheres, negros, imigrantes, homossexuais e outros) é assunto abordado durante as aulas como algo que prejudica as relações entre as pessoas e que é crime?</text:p>
          </table:table-cell>
        </table:table-row>
        <table:table-row table:style-name="ro1">
          <table:table-cell office:value-type="string">
            <text:p>1.3.3 A equipe da escola tem estratégias e/ou ações para fazer desse espaço educativo um espaço inclusivo?</text:p>
          </table:table-cell>
        </table:table-row>
        <table:table-row table:style-name="ro1">
          <table:table-cell/>
        </table:table-row>
        <table:table-row table:style-name="ro1">
          <table:table-cell office:value-type="string">
            <text:p>1.4 Mediação de conflitos </text:p>
          </table:table-cell>
        </table:table-row>
        <table:table-row table:style-name="ro1">
          <table:table-cell office:value-type="string">
            <text:p>1.41 Na escola, a cada ano letivo, há movimentos coletivos de elaboração e atualização dos princípios e regras de convivência escolar? </text:p>
          </table:table-cell>
        </table:table-row>
        <table:table-row table:style-name="ro1">
          <table:table-cell office:value-type="string">
            <text:p>1.4.2 Existem estratégias para que os jovens e adultos das Escolas de Educação Especial de fato tenham acesso às regras de convivência, com ciência de sua necessidade e importância para o coletivo do espaço educacional?</text:p>
          </table:table-cell>
        </table:table-row>
        <table:table-row table:style-name="ro1">
          <table:table-cell office:value-type="string">
            <text:p>1.4.3 Há reflexão coletiva e participação de todos os segmentos envolvidos (educandos, professores, diretor e demais funcionários da escola) nos encaminhamentos em relação ao não cumprimento de regras e combinados?</text:p>
          </table:table-cell>
        </table:table-row>
        <table:table-row table:style-name="ro1">
          <table:table-cell/>
        </table:table-row>
        <table:table-row table:style-name="ro1">
          <table:table-cell office:value-type="string">
            <text:p>1.5 Respeito ao outro</text:p>
          </table:table-cell>
        </table:table-row>
        <table:table-row table:style-name="ro1">
          <table:table-cell office:value-type="string">
            <text:p>1.5.1 Professores, diretores e funcionários se tratam bem e se respeitam?</text:p>
          </table:table-cell>
        </table:table-row>
        <table:table-row table:style-name="ro1">
          <table:table-cell office:value-type="string">
            <text:p>1.5.2 Esta questão não se refere a este segmento.</text:p>
          </table:table-cell>
        </table:table-row>
        <table:table-row table:style-name="ro1">
          <table:table-cell office:value-type="string">
            <text:p>1.5.3 As pessoas que trabalham na escola (educandos, professores e gestores)se sentem respeitadas e valorizadas por familiares e educandos? </text:p>
          </table:table-cell>
        </table:table-row>
        <table:table-row table:style-name="ro1">
          <table:table-cell office:value-type="string">
            <text:p>1.5.4 Esta questão não se refere a este segmento.</text:p>
          </table:table-cell>
        </table:table-row>
        <table:table-row table:style-name="ro1">
          <table:table-cell/>
        </table:table-row>
        <table:table-row table:style-name="ro1">
          <table:table-cell office:value-type="string">
            <text:p>1.6 Respeito aos direitos dos jovens e adultos com deficiência </text:p>
          </table:table-cell>
        </table:table-row>
        <table:table-row table:style-name="ro1">
          <table:table-cell office:value-type="string">
            <text:p>1.6.1 A comunidade escolar (educandos, professores, diretor, demais profissionais, familiares e responsáveis) conhecem os direitos e a legislação sobre direitos das pessoas com deficiência ?</text:p>
          </table:table-cell>
        </table:table-row>
        <table:table-row table:style-name="ro1">
          <table:table-cell office:value-type="string">
            <text:p>1.6.2 Os direitos das pessoas com deficiência são abordados nas oficinas ou em outras atividades realizadas na escola? </text:p>
          </table:table-cell>
        </table:table-row>
        <table:table-row table:style-name="ro1">
          <table:table-cell/>
        </table:table-row>
        <table:table-row table:style-name="ro1">
          <table:table-cell office:value-type="string">
            <text:p>1.7 Respeito à dignidade dos jovens e adultos com deficiência </text:p>
          </table:table-cell>
        </table:table-row>
        <table:table-row table:style-name="ro1">
          <table:table-cell office:value-type="string">
            <text:p>1.7.1 A escola combate e intervém imediatamente quando ocorrem práticas dos adultos que desrespeitam a integridade dos jovens e adultos com deficiência (castigos, beliscões, tapas, práticas de colocá-las no cantinho para “pensar”, gritos, comentários que humilham os jovens e adultos, xingamentos ou manifestações de raiva devido a cocô e xixi, entre outros)? </text:p>
          </table:table-cell>
        </table:table-row>
        <table:table-row table:style-name="ro1">
          <table:table-cell office:value-type="string">
            <text:p>1.7.2 Quando há conflitos entre educandos ou situações em que se faz uso de apelidos ou brincadeiras que humilham outro educando, os professores e demais profissionais intervém prontamente?</text:p>
          </table:table-cell>
        </table:table-row>
        <table:table-row table:style-name="ro1">
          <table:table-cell office:value-type="string">
            <text:p>1.7.3 Os funcionários de apoio possuem facilidade para mediar os conflitos entre educandos?</text:p>
          </table:table-cell>
        </table:table-row>
        <table:table-row table:style-name="ro1">
          <table:table-cell/>
        </table:table-row>
        <table:table-row table:style-name="ro1">
          <table:table-cell office:value-type="string">
            <text:p>1.8 Respeito à identidade, desejos e interesses dos jovens e adultos</text:p>
          </table:table-cell>
        </table:table-row>
        <table:table-row table:style-name="ro1">
          <table:table-cell office:value-type="string">
            <text:p>1.8.1 Os professores e demais profissionais chamam os jovens e adultos pelos seus nomes? </text:p>
          </table:table-cell>
        </table:table-row>
        <table:table-row table:style-name="ro1">
          <table:table-cell office:value-type="string">
            <text:p>1.8.2 A escola observa e atende os interesses e necessidades dos jovens e adultos que estão mudando de grupo ou se desligando da escola? </text:p>
          </table:table-cell>
        </table:table-row>
        <table:table-row table:style-name="ro1">
          <table:table-cell office:value-type="string">
            <text:p>1.8.3 A escola promove ações que visem a inserção desses jovens e adultos em outros espaços sociais, de lazer, de cultura, de escolarização (EJA e Mova) e de trabalho?</text:p>
          </table:table-cell>
        </table:table-row>
        <table:table-row table:style-name="ro1">
          <table:table-cell office:value-type="string">
            <text:p>1.8.4 Os professores ajudam os jovens e adultos a manifestarem os seus sentimentos (alegria, tristeza, raiva, ciúme, decepção etc.) e a perceber sentimentos dos colegas e dos outros?</text:p>
          </table:table-cell>
        </table:table-row>
        <table:table-row table:style-name="ro1">
          <table:table-cell office:value-type="string">
            <text:p>1.8.5 Os professores observam como os educandos que não se expressam ou pouco se expressam verbalmente (inclusive desenvolvendo estratégias de estímulo para maior comunicação com eles) se comunicam pelo olhar, pelo corpo, pelo choro e verbalizações, a fim de compreender seus interesses e planejar o cotidiano? </text:p>
          </table:table-cell>
        </table:table-row>
        <table:table-row table:style-name="ro1">
          <table:table-cell/>
        </table:table-row>
        <table:table-row table:style-name="ro1">
          <table:table-cell office:value-type="string">
            <text:p>1.9. Respeito às ideias, conquistas e produções dos jovens e adultos.</text:p>
          </table:table-cell>
        </table:table-row>
        <table:table-row table:style-name="ro1">
          <table:table-cell office:value-type="string">
            <text:p>1.9.1 Os professores reconhecem, elogiam e incentivam os jovens e adultos diante de suas conquistas?</text:p>
          </table:table-cell>
        </table:table-row>
        <table:table-row table:style-name="ro1">
          <table:table-cell office:value-type="string">
            <text:p>1.9.2 As produções dos jovens e adultos estão expostas nas salas de atividades e ambientes da escola?</text:p>
          </table:table-cell>
        </table:table-row>
        <table:table-row table:style-name="ro1">
          <table:table-cell office:value-type="string">
            <text:p>1.9.3 Os professores e demais profissionais acolhem as propostas, invenções e descobertas dos jovens e adultos, incorporando-as como parte da programação sempre que possível?</text:p>
          </table:table-cell>
        </table:table-row>
        <table:table-row table:style-name="ro1">
          <table:table-cell/>
        </table:table-row>
        <table:table-row table:style-name="ro1">
          <table:table-cell office:value-type="string">
            <text:p>1.10 Interação entre jovens e adultos </text:p>
          </table:table-cell>
        </table:table-row>
        <table:table-row table:style-name="ro1">
          <table:table-cell office:value-type="string">
            <text:p>1.10.1 Os professores organizam espaços, atividades e materiais acessíveis de modo a favorecer a interação entre os jovens e adultos com diferentes deficiências?</text:p>
          </table:table-cell>
        </table:table-row>
        <table:table-row table:style-name="ro1">
          <table:table-cell office:value-type="string">
            <text:p>1.10.2 Os professores organizam espaços, atividades e materiais acessíveis de modo a favorecer a interação entre os jovens e adultos da Unidade Educacional com outras escolas?</text:p>
          </table:table-cell>
        </table:table-row>
        <table:table-row table:style-name="ro1">
          <table:table-cell/>
        </table:table-row>
        <table:table-row table:style-name="ro7">
          <table:table-cell table:style-name="ce2" office:value-type="string">
            <text:p>Quadro dissertativo: Práticas consolidadas e Práticas que precisam avançar</text:p>
          </table:table-cell>
        </table:table-row>
        <table:table-row table:style-name="ro1">
          <table:table-cell/>
        </table:table-row>
        <table:table-row table:style-name="ro1">
          <table:table-cell office:value-type="string">
            <text:p>Dimensão 2 - Ambiente físico escolar e materiais</text:p>
          </table:table-cell>
        </table:table-row>
        <table:table-row table:style-name="ro1">
          <table:table-cell/>
        </table:table-row>
        <table:table-row table:style-name="ro1">
          <table:table-cell office:value-type="string">
            <text:p>2.1 Ambiente Físico Escolar</text:p>
          </table:table-cell>
        </table:table-row>
        <table:table-row table:style-name="ro1">
          <table:table-cell office:value-type="string">
            <text:p>2.1.1 A quadra destinada à prática de esportes é bem aproveitada por todos os educandos, independente de sua deficiência?</text:p>
          </table:table-cell>
        </table:table-row>
        <table:table-row table:style-name="ro1">
          <table:table-cell office:value-type="string">
            <text:p>2.1.2 As salas de oficina permitem a reorganização do mobiliário de acordo com as atividades diversificadas nela desenvolvidas, tais como: roda de conversas, trabalho em grupo, entre outros?</text:p>
          </table:table-cell>
        </table:table-row>
        <table:table-row table:style-name="ro1">
          <table:table-cell office:value-type="string">
            <text:p>2.1.3 Os espaços da escola estão disponibilizados para a realização de atividades diversificadas extraclasse, tais como: concretização de receitas, contemplação da natureza, locais para atividades criativas, artísticas, entre outras?</text:p>
          </table:table-cell>
        </table:table-row>
        <table:table-row table:style-name="ro1">
          <table:table-cell office:value-type="string">
            <text:p>2.1.4 As vias para acesso de pessoas com deficiência estão em boas condições de uso?</text:p>
          </table:table-cell>
        </table:table-row>
        <table:table-row table:style-name="ro1">
          <table:table-cell/>
        </table:table-row>
        <table:table-row table:style-name="ro1">
          <table:table-cell office:value-type="string">
            <text:p>2.2 Espaços e mobiliários que favoreçam as experiências dos jovens e adultos </text:p>
          </table:table-cell>
        </table:table-row>
        <table:table-row table:style-name="ro1">
          <table:table-cell office:value-type="string">
            <text:p>2.2.1 Há espaço organizado para a leitura, como biblioteca ou cantinho de leitura, equipado com livros, com estantes, revistas e outros materiais acessíveis aos jovens e adultos?</text:p>
          </table:table-cell>
        </table:table-row>
        <table:table-row table:style-name="ro1">
          <table:table-cell office:value-type="string">
            <text:p>2.2.2 Os espaços e equipamentos são acessíveis para acolher os jovens e adultos com diferentes deficiências, assim como para o desenvolvimento de suas atividades?</text:p>
          </table:table-cell>
        </table:table-row>
        <table:table-row table:style-name="ro1">
          <table:table-cell/>
        </table:table-row>
        <table:table-row table:style-name="ro1">
          <table:table-cell office:value-type="string">
            <text:p>2.3 Materiais variados e acessíveis aos jovens e adultos</text:p>
          </table:table-cell>
        </table:table-row>
        <table:table-row table:style-name="ro1">
          <table:table-cell office:value-type="string">
            <text:p>2.3.1 Há instrumentos musicais adequados, adaptados e em quantidade suficiente?</text:p>
          </table:table-cell>
        </table:table-row>
        <table:table-row table:style-name="ro1">
          <table:table-cell office:value-type="string">
            <text:p>2.3.2 Há na escola, ao longo de todo o ano, materiais pedagógicos diversos e adequados às demandas das oficinas propostas? </text:p>
          </table:table-cell>
        </table:table-row>
        <table:table-row table:style-name="ro1">
          <table:table-cell office:value-type="string">
            <text:p>2.3.3 Há livros e outros materiais de leitura, materiais pedagógicos e audiovisuais adequados às necessidades dos jovens e adultos?</text:p>
          </table:table-cell>
        </table:table-row>
        <table:table-row table:style-name="ro1">
          <table:table-cell office:value-type="string">
            <text:p>2.3.4 Há material individual de higiene (sabonetes, fraldas, escovas de dente e outros itens), de qualidade e em quantidade suficiente, guardado em locais adequados?</text:p>
          </table:table-cell>
        </table:table-row>
        <table:table-row table:style-name="ro1">
          <table:table-cell/>
        </table:table-row>
        <table:table-row table:style-name="ro1">
          <table:table-cell office:value-type="string">
            <text:p>2.4 Espaços, materiais e mobiliários para responder aos interesses e necessidades da equipe profissional</text:p>
          </table:table-cell>
        </table:table-row>
        <table:table-row table:style-name="ro1">
          <table:table-cell office:value-type="string">
            <text:p>2.4.1 Há espaço que permite o descanso e o trabalho individual ou coletivo da equipe que seja confortável, silencioso, com mobiliário adequado para a equipe profissional e separado dos espaços dos jovens e adultos (para reuniões, estudos, momentos de formação e planejamento)?</text:p>
          </table:table-cell>
        </table:table-row>
        <table:table-row table:style-name="ro1">
          <table:table-cell office:value-type="string">
            <text:p>2.4.2 Há banheiro de uso exclusivo dos profissionais, com chuveiro, pia e vaso sanitário?</text:p>
          </table:table-cell>
        </table:table-row>
        <table:table-row table:style-name="ro1">
          <table:table-cell office:value-type="string">
            <text:p>2.4.3 Há fraldário ou lugar adequado para troca de fraldas dos jovens e adultos com deficiência? </text:p>
          </table:table-cell>
        </table:table-row>
        <table:table-row table:style-name="ro1">
          <table:table-cell office:value-type="string">
            <text:p>2.4.4 Há espaços especialmente planejados para recepção e acolhimento dos familiares ou dos jovens e adultos quando precisarem ser acolhidos por suas demandas e inquietações?</text:p>
          </table:table-cell>
        </table:table-row>
        <table:table-row table:style-name="ro1">
          <table:table-cell/>
        </table:table-row>
        <table:table-row table:style-name="ro7">
          <table:table-cell table:style-name="ce2" office:value-type="string">
            <text:p>Quadro dissertativo: Práticas consolidadas e Práticas que precisam avançar</text:p>
          </table:table-cell>
        </table:table-row>
        <table:table-row table:style-name="ro1">
          <table:table-cell/>
        </table:table-row>
        <table:table-row table:style-name="ro1">
          <table:table-cell office:value-type="string">
            <text:p>Dimensão 3 - Planejamento institucional e prática pedagógica</text:p>
          </table:table-cell>
        </table:table-row>
        <table:table-row table:style-name="ro1">
          <table:table-cell/>
        </table:table-row>
        <table:table-row table:style-name="ro1">
          <table:table-cell office:value-type="string">
            <text:p>3.1 Projeto Eco-Político-Pedagógico (PEPP) definido e conhecido por todos </text:p>
          </table:table-cell>
        </table:table-row>
        <table:table-row table:style-name="ro1">
          <table:table-cell office:value-type="string">
            <text:p>3.1.1 Professores, familiares, educandos, funcionários e gestores conhecem o PEPP da escola?</text:p>
          </table:table-cell>
        </table:table-row>
        <table:table-row table:style-name="ro1">
          <table:table-cell office:value-type="string">
            <text:p>3.1.2 Professores, familiares, educandos, funcionários e gestores conhecem o Plano de Trabalho Anual (PTA) da escola?</text:p>
          </table:table-cell>
        </table:table-row>
        <table:table-row table:style-name="ro1">
          <table:table-cell office:value-type="string">
            <text:p>3.1.3 Professores, familiares, educandos, gestores, funcionários e outros membros da comunidade escolar estão participando ativamente da elaboração, avaliação e monitoramento do PEPP da escola?</text:p>
          </table:table-cell>
        </table:table-row>
        <table:table-row table:style-name="ro1">
          <table:table-cell office:value-type="string">
            <text:p>3.1.4 Professores, familiares, educandos, gestores, funcionários e outros membros da comunidade escolar estão participando ativamente da elaboração, avaliação e monitoramento do PTA da escola? </text:p>
          </table:table-cell>
        </table:table-row>
        <table:table-row table:style-name="ro1">
          <table:table-cell office:value-type="string">
            <text:p>3.1.5 O plano de ação de cada segmento é anexado nos painéis das Unidades Educacionais para que os envolvidos certifiquem-se das metas alcançadas e a serem alcançadas?</text:p>
          </table:table-cell>
        </table:table-row>
        <table:table-row table:style-name="ro1">
          <table:table-cell/>
        </table:table-row>
        <table:table-row table:style-name="ro1">
          <table:table-cell office:value-type="string">
            <text:p>3.2 Registros da prática educativa</text:p>
          </table:table-cell>
        </table:table-row>
        <table:table-row table:style-name="ro1">
          <table:table-cell office:value-type="string">
            <text:p>3.2.1 Os professores fazem registros qualificados do ponto de vista pedagógico e metodológico, ou seja, sobre as vivências, produções, aquisição de repertório, potencialidades e aprendizagens de cada jovem e/ou adulto e do grupo? </text:p>
          </table:table-cell>
        </table:table-row>
        <table:table-row table:style-name="ro1">
          <table:table-cell office:value-type="string">
            <text:p>3.2.2 A escola possui documentação organizada sobre cada jovem e adulto, como ficha de matrícula, cópia de documentos e histórico de saúde? </text:p>
          </table:table-cell>
        </table:table-row>
        <table:table-row table:style-name="ro1">
          <table:table-cell office:value-type="string">
            <text:p>3.2.3 Os dados dos educandos são atualizados semestralmente?</text:p>
          </table:table-cell>
        </table:table-row>
        <table:table-row table:style-name="ro1">
          <table:table-cell/>
        </table:table-row>
        <table:table-row table:style-name="ro1">
          <table:table-cell office:value-type="string">
            <text:p>3.3 Planejamento </text:p>
          </table:table-cell>
        </table:table-row>
        <table:table-row table:style-name="ro1">
          <table:table-cell office:value-type="string">
            <text:p>3.3.1 Os professores planejam regularmente suas oficinas? </text:p>
          </table:table-cell>
        </table:table-row>
        <table:table-row table:style-name="ro1">
          <table:table-cell office:value-type="string">
            <text:p>3.3.2 O cumprimento do planejamento dos professores é acompanhado pela direção e coordenação pedagógica, semanalmente, nos Horários de Trabalho Pedagógico (HTPs)? </text:p>
          </table:table-cell>
        </table:table-row>
        <table:table-row table:style-name="ro1">
          <table:table-cell office:value-type="string">
            <text:p>3.3.3 Os professores incorporam em seu planejamento práticas pedagógicas coerentes com o PEPP? </text:p>
          </table:table-cell>
        </table:table-row>
        <table:table-row table:style-name="ro1">
          <table:table-cell office:value-type="string">
            <text:p>3.3.4 Os professores planejam com os jovens e adultos uma rotina com diversas atividades no dia, considerando os interesses e as necessidades desses jovens e adultos?</text:p>
          </table:table-cell>
        </table:table-row>
        <table:table-row table:style-name="ro1">
          <table:table-cell office:value-type="string">
            <text:p>3.3.5 As reuniões pedagógicas (HTPs) previstas semanalmente estão favorecendo a melhoria metodológica das oficinas?</text:p>
          </table:table-cell>
        </table:table-row>
        <table:table-row table:style-name="ro1">
          <table:table-cell office:value-type="string">
            <text:p>3.3.6 Os registros sobre as vivências, produções e aprendizagens de cada jovem e adulto e do grupo são utilizados como fonte de consulta para novos planejamentos?</text:p>
          </table:table-cell>
        </table:table-row>
        <table:table-row table:style-name="ro1">
          <table:table-cell office:value-type="string">
            <text:p>3.3.7 Os HTPs são utilizados como espaço para informações gerais?</text:p>
          </table:table-cell>
        </table:table-row>
        <table:table-row table:style-name="ro1">
          <table:table-cell/>
        </table:table-row>
        <table:table-row table:style-name="ro1">
          <table:table-cell office:value-type="string">
            <text:p>3.4 Contextualização </text:p>
          </table:table-cell>
        </table:table-row>
        <table:table-row table:style-name="ro1">
          <table:table-cell office:value-type="string">
            <text:p>3.4.1 Professores, jovens e adultos desenvolvem atividades para refletir e formular propostas para os problemas que percebem no entorno da escola? </text:p>
          </table:table-cell>
        </table:table-row>
        <table:table-row table:style-name="ro1">
          <table:table-cell office:value-type="string">
            <text:p>3.4.2 A escola promove visitas no bairro e na cidade para que os educandos conheçam e aprendam a usar os equipamentos públicos da região (postos de saúde, hospitais, parques, praças, monumentos, museus, bibliotecas, centros culturais, Conselho Tutelar, Vara da Infância etc.) ?</text:p>
          </table:table-cell>
        </table:table-row>
        <table:table-row table:style-name="ro1">
          <table:table-cell office:value-type="string">
            <text:p>3.4.3 Temáticas importantes para o processo de construção da autonomia social dos jovens e adultos com deficiência são tratadas na escola com os educandos e familiares (sexualidade, gravidez, alcoolismo e drogas, violência, emprego e desemprego, tráfico de drogas, namoro, relacionamento com os pais, amizade etc.) de acordo com suas faixas etárias e as suas demandas? </text:p>
          </table:table-cell>
        </table:table-row>
        <table:table-row table:style-name="ro1">
          <table:table-cell office:value-type="string">
            <text:p>3.4.4 Os professores e gestores organizam passeios que estão correlacionados com o currículo da escola? </text:p>
          </table:table-cell>
        </table:table-row>
        <table:table-row table:style-name="ro1">
          <table:table-cell/>
        </table:table-row>
        <table:table-row table:style-name="ro1">
          <table:table-cell office:value-type="string">
            <text:p>3.5 Incentivo à construção da autonomia e ao trabalho coletivo</text:p>
          </table:table-cell>
        </table:table-row>
        <table:table-row table:style-name="ro1">
          <table:table-cell office:value-type="string">
            <text:p>3.5.1 A equipe escolar apoia os jovens e adultos na conquista da autonomia para a realização dos cuidados diários (escovar os dentes, guardar os materiais pedagógicos, alcançar objetos, tirar ou colocar os calçados, lavar as mãos, servir-se nas refeições, usar o sanitário, entre outras)?</text:p>
          </table:table-cell>
        </table:table-row>
        <table:table-row table:style-name="ro1">
          <table:table-cell office:value-type="string">
            <text:p>3.5.2 A equipe escolar incentiva os jovens e adultos a escolherem jogos e materiais pedagógicos ? </text:p>
          </table:table-cell>
        </table:table-row>
        <table:table-row table:style-name="ro1">
          <table:table-cell office:value-type="string">
            <text:p>3.5.3 Nas reuniões pedagógicas são definidas as ações a serem realizadas na sala de oficina e na escola para melhorar a aprendizagem e construção de autonomia, especialmente dos jovens e adultos com maiores dificuldades? </text:p>
          </table:table-cell>
        </table:table-row>
        <table:table-row table:style-name="ro1">
          <table:table-cell office:value-type="string">
            <text:p>3.5.4 Esta questão não é pertinente a este segmento</text:p>
          </table:table-cell>
        </table:table-row>
        <table:table-row table:style-name="ro1">
          <table:table-cell office:value-type="string">
            <text:p>3.5.5 A equipe escolar apoia os jovens e adultos que ali estão na conquista da autonomia para a realização dos cuidados diários e, especialmente, para sua inserção social nos campos do trabalho e do lazer? </text:p>
          </table:table-cell>
        </table:table-row>
        <table:table-row table:style-name="ro1">
          <table:table-cell/>
        </table:table-row>
        <table:table-row table:style-name="ro1">
          <table:table-cell office:value-type="string">
            <text:p>3.6 Variedades das estratégias e dos recursos de ensino-aprendizagem</text:p>
          </table:table-cell>
        </table:table-row>
        <table:table-row table:style-name="ro1">
          <table:table-cell office:value-type="string">
            <text:p>3.6.1 Os professores fazem uso de diferentes recursos pedagógicos e estratégias metodológicas (Internet, jornais, revistas, livros, obras de arte, filmes) em sala de oficinas adequadas aos jovens e adultos que ali se encontram? </text:p>
          </table:table-cell>
        </table:table-row>
        <table:table-row table:style-name="ro1">
          <table:table-cell office:value-type="string">
            <text:p>3.6.2 Os professores propõem atividades pedagógicas, especialmente culturais e sociais, fora da escola, como passeios a parques, cinema, teatro, museus e outros?</text:p>
          </table:table-cell>
        </table:table-row>
        <table:table-row table:style-name="ro1">
          <table:table-cell/>
        </table:table-row>
        <table:table-row table:style-name="ro1">
          <table:table-cell office:value-type="string">
            <text:p>3.7 Prática pedagógica de apoio à diversidade </text:p>
          </table:table-cell>
        </table:table-row>
        <table:table-row table:style-name="ro1">
          <table:table-cell office:value-type="string">
            <text:p>3.7.1 Todos os jovens e adultos, independente de sua deficiência, recebem o apoio individualizado dos professores, funcionários e direção da escola para a efetiva equiparação de oportunidades?</text:p>
          </table:table-cell>
        </table:table-row>
        <table:table-row table:style-name="ro1">
          <table:table-cell office:value-type="string">
            <text:p>3.7.2 A escola é um espaço de respeito à criação e à expressão das tradições culturais dos jovens e adultos, das famílias e da comunidade?</text:p>
          </table:table-cell>
        </table:table-row>
        <table:table-row table:style-name="ro1">
          <table:table-cell office:value-type="string">
            <text:p>3.7.3 A escola cuida para que todos os educandos, independente de sua deficiência, sejam eles negros, brancos, indígenas, homens ou mulheres, homossexuais ou não, recebam a mesma atenção em todo ambiente escolar? </text:p>
          </table:table-cell>
        </table:table-row>
        <table:table-row table:style-name="ro1">
          <table:table-cell office:value-type="string">
            <text:p>3.7.4 Os professores procuram garantir condições e estratégias para que todos os jovens e adultos possam participar em todas as atividades do cotidiano?</text:p>
          </table:table-cell>
        </table:table-row>
        <table:table-row table:style-name="ro1">
          <table:table-cell/>
        </table:table-row>
        <table:table-row table:style-name="ro1">
          <table:table-cell office:value-type="string">
            <text:p>3.8 Multiplicidade de diferentes linguagens plásticas, simbólicas, musicais e corporais </text:p>
          </table:table-cell>
        </table:table-row>
        <table:table-row table:style-name="ro1">
          <table:table-cell office:value-type="string">
            <text:p>3.8.1. Os professores propõem, periodicamente, aos jovens e adultos atividades com sons, ritmos e melodias com a voz e oferecem instrumentos musicais e outros objetos sonoros? </text:p>
          </table:table-cell>
        </table:table-row>
        <table:table-row table:style-name="ro1">
          <table:table-cell office:value-type="string">
            <text:p>3.8.2 Os professores incentivam os jovens e adultos a produzir pinturas, desenhos, esculturas, com materiais diversos e adequados à suas diferentes faixas etárias? </text:p>
          </table:table-cell>
        </table:table-row>
        <table:table-row table:style-name="ro1">
          <table:table-cell office:value-type="string">
            <text:p>3.8.3 Os professores realizam com jovens e adultos atividades que exploram gestos, canções, recitações de poemas, entre outras? </text:p>
          </table:table-cell>
        </table:table-row>
        <table:table-row table:style-name="ro1">
          <table:table-cell office:value-type="string">
            <text:p>3.8.4 Esta questão não se refere a este segmento</text:p>
          </table:table-cell>
        </table:table-row>
        <table:table-row table:style-name="ro1">
          <table:table-cell/>
        </table:table-row>
        <table:table-row table:style-name="ro1">
          <table:table-cell office:value-type="string">
            <text:p>3.9 Preparação para o mundo do trabalho</text:p>
          </table:table-cell>
        </table:table-row>
        <table:table-row table:style-name="ro1">
          <table:table-cell office:value-type="string">
            <text:p>3.9.1 Os professores utilizam estratégias que preparam os educandos para o mundo do trabalho (preencher fichas, elaborar currículos, fazer declaração, relatórios etc.)?</text:p>
          </table:table-cell>
        </table:table-row>
        <table:table-row table:style-name="ro1">
          <table:table-cell office:value-type="string">
            <text:p>3.9.2 Os educandos vêm recebendo orientação profissional de modo a favorecer a ampliação de seus saberes?</text:p>
          </table:table-cell>
        </table:table-row>
        <table:table-row table:style-name="ro1">
          <table:table-cell office:value-type="string">
            <text:p>3.9.3 A escola organiza oficinas de saberes artesanais, gastronômicos, entre outros, com foco na Economia Solidária?</text:p>
          </table:table-cell>
        </table:table-row>
        <table:table-row table:style-name="ro1">
          <table:table-cell/>
        </table:table-row>
        <table:table-row table:style-name="ro1">
          <table:table-cell office:value-type="string">
            <text:p>3.10. Atuação do corpo técnico pedagógico (CTP)</text:p>
          </table:table-cell>
        </table:table-row>
        <table:table-row table:style-name="ro1">
          <table:table-cell office:value-type="string">
            <text:p>3.10.1 A equipe escolar é atendida e orientada pelo CTP?</text:p>
          </table:table-cell>
        </table:table-row>
        <table:table-row table:style-name="ro1">
          <table:table-cell office:value-type="string">
            <text:p>3.10.2 O CTP realiza orientações específicas às famílias que tem dificuldade na organização/sistematização da vida escolar do educando?</text:p>
          </table:table-cell>
        </table:table-row>
        <table:table-row table:style-name="ro1">
          <table:table-cell office:value-type="string">
            <text:p>3.10.3 O CTP encaminha e orienta os profissionais e educandos quando estes possuam dificuldades ?</text:p>
          </table:table-cell>
        </table:table-row>
        <table:table-row table:style-name="ro1">
          <table:table-cell office:value-type="string">
            <text:p>3.10.4 O CTP dialoga com os familiares e com os jovens e adultos de modo a conhecer suas características/demandas, e articulam projetos para atender as necessidades?</text:p>
          </table:table-cell>
        </table:table-row>
        <table:table-row table:style-name="ro1">
          <table:table-cell office:value-type="string">
            <text:p>3.10.5 O CTP possui plano de trabalho/planejamento prévio nas ações desenvolvidas na escola? </text:p>
          </table:table-cell>
        </table:table-row>
        <table:table-row table:style-name="ro1">
          <table:table-cell/>
        </table:table-row>
        <table:table-row table:style-name="ro7">
          <table:table-cell table:style-name="ce2" office:value-type="string">
            <text:p>Quadro dissertativo: Práticas consolidadas e Práticas que precisam avançar</text:p>
          </table:table-cell>
        </table:table-row>
        <table:table-row table:style-name="ro1">
          <table:table-cell/>
        </table:table-row>
        <table:table-row table:style-name="ro1">
          <table:table-cell office:value-type="string">
            <text:p>Dimensão 4 – Avaliação</text:p>
          </table:table-cell>
        </table:table-row>
        <table:table-row table:style-name="ro1">
          <table:table-cell/>
        </table:table-row>
        <table:table-row table:style-name="ro1">
          <table:table-cell office:value-type="string">
            <text:p>4.1 Monitoramento do processo de aprendizagem dos educandos</text:p>
          </table:table-cell>
        </table:table-row>
        <table:table-row table:style-name="ro1">
          <table:table-cell office:value-type="string">
            <text:p>4.1.1 Os professores observam o desenvolvimento dos educandos e suas principais dificuldades ?</text:p>
          </table:table-cell>
        </table:table-row>
        <table:table-row table:style-name="ro1">
          <table:table-cell/>
        </table:table-row>
        <table:table-row table:style-name="ro1">
          <table:table-cell office:value-type="string">
            <text:p>4.2 Mecanismos de avaliação dos educandos</text:p>
          </table:table-cell>
        </table:table-row>
        <table:table-row table:style-name="ro1">
          <table:table-cell office:value-type="string">
            <text:p>4.2.1 Os jovens e adultos podem mostrar suas aprendizagens e seus trabalhos de formas variadas (oralmente, por escrito, por meio de informática, de linguagem corporal, dos recursos das artes, das brincadeiras, entre outras)? </text:p>
          </table:table-cell>
        </table:table-row>
        <table:table-row table:style-name="ro1">
          <table:table-cell office:value-type="string">
            <text:p>4.2.2 Os professores fazem uso de diferentes instrumentos de avaliação, tais como: portfólios, diários de classe, entre outros ? </text:p>
          </table:table-cell>
        </table:table-row>
        <table:table-row table:style-name="ro1">
          <table:table-cell office:value-type="string">
            <text:p>4.2.3 Os pais e responsáveis são esclarecidos sobre como ocorrem as avaliações das atividades desenvolvidas pelos educandos?</text:p>
          </table:table-cell>
        </table:table-row>
        <table:table-row table:style-name="ro1">
          <table:table-cell/>
        </table:table-row>
        <table:table-row table:style-name="ro1">
          <table:table-cell office:value-type="string">
            <text:p>4.3 Participação dos educandos na avaliação de sua aprendizagem </text:p>
          </table:table-cell>
        </table:table-row>
        <table:table-row table:style-name="ro1">
          <table:table-cell office:value-type="string">
            <text:p>4.3.1 Os professores sempre envolvem os educandos na organização, realização e avaliação das atividades desenvolvidas em sala de oficina, valorizando assim a participação de todos no desenvolvimento da oficina?</text:p>
          </table:table-cell>
        </table:table-row>
        <table:table-row table:style-name="ro1">
          <table:table-cell office:value-type="string">
            <text:p>4.3.2 Os jovens e adultos são orientados pelos professores a fazerem autoavaliação (expressar o que aprenderam por meio da fala, escrita ou outro meio de comunicação)? </text:p>
          </table:table-cell>
        </table:table-row>
        <table:table-row table:style-name="ro1">
          <table:table-cell/>
        </table:table-row>
        <table:table-row table:style-name="ro1">
          <table:table-cell office:value-type="string">
            <text:p>4.4 Avaliações do trabalho dos profissionais da escola </text:p>
          </table:table-cell>
        </table:table-row>
        <table:table-row table:style-name="ro1">
          <table:table-cell office:value-type="string">
            <text:p>4.4.1 Existe o interesse que a escola desenvolva algum procedimento anual para avaliar o desempenho profissional das pessoas que nela trabalham?</text:p>
          </table:table-cell>
        </table:table-row>
        <table:table-row table:style-name="ro1">
          <table:table-cell/>
        </table:table-row>
        <table:table-row table:style-name="ro1">
          <table:table-cell office:value-type="string">
            <text:p>4.5. Compartilhamento, reflexão e uso das avaliações educacionais da Rede Municipal de Ensino de Osasco</text:p>
          </table:table-cell>
        </table:table-row>
        <table:table-row table:style-name="ro1">
          <table:table-cell office:value-type="string">
            <text:p>4.5.1 A Unidade Educacional tem compartilhado os resultados das avaliações anuais com a comunidade envolvida?</text:p>
          </table:table-cell>
        </table:table-row>
        <table:table-row table:style-name="ro1">
          <table:table-cell office:value-type="string">
            <text:p>4.5.2 A Unidade Educacional tem conseguido refletir e analisar coletivamente os resultados da avaliação educacional?</text:p>
          </table:table-cell>
        </table:table-row>
        <table:table-row table:style-name="ro1">
          <table:table-cell office:value-type="string">
            <text:p>4.5.3 Estão sendo desenvolvidas ações para os desafios apresentados pelos resultados da avaliação educacional ?</text:p>
          </table:table-cell>
        </table:table-row>
        <table:table-row table:style-name="ro1">
          <table:table-cell/>
        </table:table-row>
        <table:table-row table:style-name="ro7">
          <table:table-cell table:style-name="ce2" office:value-type="string">
            <text:p>Quadro dissertativo: Práticas consolidadas e Práticas que precisam avançar</text:p>
          </table:table-cell>
        </table:table-row>
        <table:table-row table:style-name="ro1">
          <table:table-cell/>
        </table:table-row>
        <table:table-row table:style-name="ro1">
          <table:table-cell office:value-type="string">
            <text:p>Dimensão 5 - Acesso e permanência dos educandos na escola</text:p>
          </table:table-cell>
        </table:table-row>
        <table:table-row table:style-name="ro1">
          <table:table-cell/>
        </table:table-row>
        <table:table-row table:style-name="ro1">
          <table:table-cell office:value-type="string">
            <text:p>5.1 Atenção especial aos educandos que faltam </text:p>
          </table:table-cell>
        </table:table-row>
        <table:table-row table:style-name="ro1">
          <table:table-cell office:value-type="string">
            <text:p>5.1.1 A equipe escolar procura compreender as causas das faltas dos educandos e toma as providências necessárias? </text:p>
          </table:table-cell>
        </table:table-row>
        <table:table-row table:style-name="ro1">
          <table:table-cell office:value-type="string">
            <text:p>5.1.2 A escola informa ao Conselho Tutelar e ao Conselho das Pessoas com Deficiência o excesso de falta ou abandono do educando? </text:p>
          </table:table-cell>
        </table:table-row>
        <table:table-row table:style-name="ro1">
          <table:table-cell/>
        </table:table-row>
        <table:table-row table:style-name="ro1">
          <table:table-cell office:value-type="string">
            <text:p>5.2 Preocupação com o abandono e evasão </text:p>
          </table:table-cell>
        </table:table-row>
        <table:table-row table:style-name="ro1">
          <table:table-cell office:value-type="string">
            <text:p>5.2.1 A escola adota alguma medida para trazer de volta educandos que se evadiram ou abandonaram a escola? </text:p>
          </table:table-cell>
        </table:table-row>
        <table:table-row table:style-name="ro1">
          <table:table-cell/>
        </table:table-row>
        <table:table-row table:style-name="ro7">
          <table:table-cell table:style-name="ce2" office:value-type="string">
            <text:p>Quadro dissertativo: Práticas consolidadas e Práticas que precisam avançar</text:p>
          </table:table-cell>
        </table:table-row>
        <table:table-row table:style-name="ro1">
          <table:table-cell/>
        </table:table-row>
        <table:table-row table:style-name="ro1">
          <table:table-cell office:value-type="string">
            <text:p>Dimensão 6 - Promoção da saúde</text:p>
          </table:table-cell>
        </table:table-row>
        <table:table-row table:style-name="ro1">
          <table:table-cell/>
        </table:table-row>
        <table:table-row table:style-name="ro1">
          <table:table-cell office:value-type="string">
            <text:p>6.1 Responsabilidade pela alimentação dos jovens e adultos</text:p>
          </table:table-cell>
        </table:table-row>
        <table:table-row table:style-name="ro1">
          <table:table-cell office:value-type="string">
            <text:p>6.1.1 A escola dispõe de um cardápio nutricional variado e rico que atenda às necessidades de todos?</text:p>
          </table:table-cell>
        </table:table-row>
        <table:table-row table:style-name="ro1">
          <table:table-cell office:value-type="string">
            <text:p>6.1.2 Os educandos são informados sobre os benefícios da alimentação que recebem?</text:p>
          </table:table-cell>
        </table:table-row>
        <table:table-row table:style-name="ro1">
          <table:table-cell office:value-type="string">
            <text:p>6.1.3 Os educandos fazem sugestões sobre a alimentação oferecida e estas são bem recebidas?</text:p>
          </table:table-cell>
        </table:table-row>
        <table:table-row table:style-name="ro1">
          <table:table-cell office:value-type="string">
            <text:p>6.1.4 Os jovens e adultos possuem autonomia para se servirem (self-service)?</text:p>
          </table:table-cell>
        </table:table-row>
        <table:table-row table:style-name="ro1">
          <table:table-cell/>
        </table:table-row>
        <table:table-row table:style-name="ro1">
          <table:table-cell office:value-type="string">
            <text:p>6.2 Limpeza, salubridade e conforto</text:p>
          </table:table-cell>
        </table:table-row>
        <table:table-row table:style-name="ro1">
          <table:table-cell office:value-type="string">
            <text:p>6.2.1 As salas de atividades e demais ambientes internos e externos são agradáveis, limpos, ventilados e tranquilos, com acústica, iluminação e acessibilidade adequadas?</text:p>
          </table:table-cell>
        </table:table-row>
        <table:table-row table:style-name="ro1">
          <table:table-cell office:value-type="string">
            <text:p>6.2.2 São tomados os cuidados necessários com a limpeza e com a higiene nos momentos de troca de fraldas e uso dos sanitários (lixeiras com pedal e tampa, retirada das fraldas sujas do ambiente imediatamente após as trocas, higiene das mãos)?</text:p>
          </table:table-cell>
        </table:table-row>
        <table:table-row table:style-name="ro1">
          <table:table-cell office:value-type="string">
            <text:p>6.2.3 O nível de ruído produzido na escola é amplamente discutido entre jovens e adultos de modo não coercivo, favorecendo o estabelecimento de uma ambiência escolar mais agradável?</text:p>
          </table:table-cell>
        </table:table-row>
        <table:table-row table:style-name="ro1">
          <table:table-cell/>
        </table:table-row>
        <table:table-row table:style-name="ro1">
          <table:table-cell office:value-type="string">
            <text:p>6.3 Segurança</text:p>
          </table:table-cell>
        </table:table-row>
        <table:table-row table:style-name="ro1">
          <table:table-cell office:value-type="string">
            <text:p>6.3.1 A escola dispõe de equipamentos adequados de segurança contra incêndio?</text:p>
          </table:table-cell>
        </table:table-row>
        <table:table-row table:style-name="ro1">
          <table:table-cell office:value-type="string">
            <text:p>6.3.2 A escola dispõe de profissionais treinados para eventuais emergências e acidentes?</text:p>
          </table:table-cell>
        </table:table-row>
        <table:table-row table:style-name="ro1">
          <table:table-cell office:value-type="string">
            <text:p>6.3.3 A escola tem procedimentos pré-estabelecidos e conhecidos por todos, que devem ser tomados em caso de acidentes?</text:p>
          </table:table-cell>
        </table:table-row>
        <table:table-row table:style-name="ro1">
          <table:table-cell/>
        </table:table-row>
        <table:table-row table:style-name="ro1">
          <table:table-cell office:value-type="string">
            <text:p>6.4. Cuidados com a higiene e a saúde</text:p>
          </table:table-cell>
        </table:table-row>
        <table:table-row table:style-name="ro1">
          <table:table-cell office:value-type="string">
            <text:p>6.4.1 Informações de importância para a saúde humana são amplamente difundidas junto à comunidade escolar? </text:p>
          </table:table-cell>
        </table:table-row>
        <table:table-row table:style-name="ro1">
          <table:table-cell office:value-type="string">
            <text:p>6.4.2 Os jovens e adultos mantém seu corpo cuidado, limpo e saudável, aprendendo a cuidar de si próprios e a assumir responsabilidades em relação à sua higiene e saúde de acordo com suas possibilidades ? </text:p>
          </table:table-cell>
        </table:table-row>
        <table:table-row table:style-name="ro1">
          <table:table-cell office:value-type="string">
            <text:p>6.4.3 A equipe da escola trata adequadamente as curiosidades em relação ao corpo e à sexualidade humana, não reprimindo as manifestações e interesses sobre tais assuntos? </text:p>
          </table:table-cell>
        </table:table-row>
        <table:table-row table:style-name="ro1">
          <table:table-cell office:value-type="string">
            <text:p>6.4.4 A escola acompanha o desenvolvimento dos educandos, procurando orientação especializada para casos de dificuldades psicoativas ou outros problemas de saúde?</text:p>
          </table:table-cell>
        </table:table-row>
        <table:table-row table:style-name="ro1">
          <table:table-cell/>
        </table:table-row>
        <table:table-row table:style-name="ro7">
          <table:table-cell table:style-name="ce2" office:value-type="string">
            <text:p>Quadro dissertativo: Práticas consolidadas e Práticas que precisam avançar</text:p>
          </table:table-cell>
        </table:table-row>
        <table:table-row table:style-name="ro1">
          <table:table-cell/>
        </table:table-row>
        <table:table-row table:style-name="ro1">
          <table:table-cell office:value-type="string">
            <text:p>Dimensão 7 - Educação socioambiental e práticas ecopedagógicas</text:p>
          </table:table-cell>
        </table:table-row>
        <table:table-row table:style-name="ro1">
          <table:table-cell/>
        </table:table-row>
        <table:table-row table:style-name="ro1">
          <table:table-cell office:value-type="string">
            <text:p>7.1 Respeito as diversas formas de vida</text:p>
          </table:table-cell>
        </table:table-row>
        <table:table-row table:style-name="ro1">
          <table:table-cell office:value-type="string">
            <text:p>7.1.1 Olhando para o lugar que você vive, você considera que existe respeito a todos os elementos que compõem a natureza, tais como a água, o solo, o ar, os organismos vivos e as atividades humanas? </text:p>
          </table:table-cell>
        </table:table-row>
        <table:table-row table:style-name="ro1">
          <table:table-cell office:value-type="string">
            <text:p>7.1.2 Você se considera responsável pela preservação das várias espécies de vida no planeta? </text:p>
          </table:table-cell>
        </table:table-row>
        <table:table-row table:style-name="ro1">
          <table:table-cell office:value-type="string">
            <text:p>7.1.3 Você considera que a escola vem proporcionando uma maior conscientização sobre a importância de cuidar bem do nosso planeta? </text:p>
          </table:table-cell>
        </table:table-row>
        <table:table-row table:style-name="ro1">
          <table:table-cell office:value-type="string">
            <text:p>7.1.4 A sua escola costuma debater temas como ecologia, preservação de ecossistemas, mudanças climáticas, desmatamento, contaminação das águas, consumo de energia, entre outros temas importantes para a preservação ambiental? </text:p>
          </table:table-cell>
        </table:table-row>
        <table:table-row table:style-name="ro1">
          <table:table-cell office:value-type="string">
            <text:p>7.1.5 Os professores desenvolvem atividades que possibilitam o contato dos jovens e adultos com animais e com elementos da natureza como água, areia, terra, pedras, argilas, plantas e sementes?</text:p>
          </table:table-cell>
        </table:table-row>
        <table:table-row table:style-name="ro1">
          <table:table-cell/>
        </table:table-row>
        <table:table-row table:style-name="ro1">
          <table:table-cell office:value-type="string">
            <text:p>7.2 Práticas ecopedagógicas</text:p>
          </table:table-cell>
        </table:table-row>
        <table:table-row table:style-name="ro1">
          <table:table-cell office:value-type="string">
            <text:p>7.2.1 A escola reaproveita materiais escolares (papel, lápis de cor etc.), explorando pedagogicamente essa prática junto aos educandos? </text:p>
          </table:table-cell>
        </table:table-row>
        <table:table-row table:style-name="ro1">
          <table:table-cell office:value-type="string">
            <text:p>7.2.2 A escola evita o uso de materiais descartáveis, preferindo o uso de alternativas que reduzem os impactos no meio ambiente, como canecas de uso permanente, sacolas de pano etc.?</text:p>
          </table:table-cell>
        </table:table-row>
        <table:table-row table:style-name="ro1">
          <table:table-cell office:value-type="string">
            <text:p>7.2.3 A escola desenvolve programa de coleta seletiva de lixo com ampla participação da comunidade?</text:p>
          </table:table-cell>
        </table:table-row>
        <table:table-row table:style-name="ro1">
          <table:table-cell office:value-type="string">
            <text:p>7.2.4 Existem acordos e procedimentos específicos envolvendo os jovens e adultos para se evitar o desperdício de energia elétrica e água e para a redução na produção de lixo na escola?</text:p>
          </table:table-cell>
        </table:table-row>
        <table:table-row table:style-name="ro1">
          <table:table-cell office:value-type="string">
            <text:p>7.2.5 Olhando para a sua prática, você se considera uma pessoa que vem cuidando bem do seu meio ambiente?</text:p>
          </table:table-cell>
        </table:table-row>
        <table:table-row table:style-name="ro1">
          <table:table-cell office:value-type="string">
            <text:p>7.2.6 Olhando para a escola, você acha que ela cuida bem do meio ambiente? </text:p>
          </table:table-cell>
        </table:table-row>
        <table:table-row table:style-name="ro1">
          <table:table-cell office:value-type="string">
            <text:p>7.2.7 Existem acordos e procedimentos envolvendo os membros da sua família para evitar o desperdício de energia elétrica e de água e para a redução na produção de lixo em sua casa?</text:p>
          </table:table-cell>
        </table:table-row>
        <table:table-row table:style-name="ro1">
          <table:table-cell office:value-type="string">
            <text:p>7.2.8 Na sua casa, você e sua família costumam separar o lixo orgânico do reciclável? </text:p>
          </table:table-cell>
        </table:table-row>
        <table:table-row table:style-name="ro1">
          <table:table-cell/>
        </table:table-row>
        <table:table-row table:style-name="ro7">
          <table:table-cell table:style-name="ce2" office:value-type="string">
            <text:p>Quadro dissertativo: Práticas consolidadas e Práticas que precisam avançar</text:p>
          </table:table-cell>
        </table:table-row>
        <table:table-row table:style-name="ro1">
          <table:table-cell/>
        </table:table-row>
        <table:table-row table:style-name="ro1">
          <table:table-cell office:value-type="string">
            <text:p>Dimensão 8 - Envolvimento com as famílias e participação na rede de proteção social</text:p>
          </table:table-cell>
        </table:table-row>
        <table:table-row table:style-name="ro1">
          <table:table-cell/>
        </table:table-row>
        <table:table-row table:style-name="ro1">
          <table:table-cell office:value-type="string">
            <text:p>8.1 Respeito, acolhimento e envolvimento das famílias</text:p>
          </table:table-cell>
        </table:table-row>
        <table:table-row table:style-name="ro1">
          <table:table-cell office:value-type="string">
            <text:p>8.1.1 Os familiares (pais, mães ou outros responsáveis) e os educandos recebem informações dos educadores sobre os objetivos metodológicos a serem desenvolvidos ao longo do ano? </text:p>
          </table:table-cell>
        </table:table-row>
        <table:table-row table:style-name="ro1">
          <table:table-cell office:value-type="string">
            <text:p>8.1.2 Os pais, mães, responsáveis e os jovens e adultos são convidados a comparecer e participar ativamente das reuniões de pais, favorecendo a construção de acordos entre estes e a escola para um melhor acompanhamento da vida escolar dos educandos? </text:p>
          </table:table-cell>
        </table:table-row>
        <table:table-row table:style-name="ro1">
          <table:table-cell office:value-type="string">
            <text:p>8.1.3 A equipe escolar dialoga com as famílias e com os jovens e adultos da escola de modo a conhecer suas características e demandas e planejar ações escolares e comunitárias que fortaleçam os vínculos e convivência familiar e comunitária dos educandos da escola?</text:p>
          </table:table-cell>
        </table:table-row>
        <table:table-row table:style-name="ro1">
          <table:table-cell office:value-type="string">
            <text:p>8.1.4 Os familiares têm acesso à escola sempre que necessário, como, por exemplo, para esclarecer dúvidas, solicitar informações?</text:p>
          </table:table-cell>
        </table:table-row>
        <table:table-row table:style-name="ro1">
          <table:table-cell office:value-type="string">
            <text:p>8.1.5 O calendário escolar atende às necessidades das famílias e dos jovens e adultos?</text:p>
          </table:table-cell>
        </table:table-row>
        <table:table-row table:style-name="ro1">
          <table:table-cell/>
        </table:table-row>
        <table:table-row table:style-name="ro1">
          <table:table-cell office:value-type="string">
            <text:p>8.2 Garantia do direito das famílias de acompanhar as vivências e produções dos jovens e adultos</text:p>
          </table:table-cell>
        </table:table-row>
        <table:table-row table:style-name="ro1">
          <table:table-cell office:value-type="string">
            <text:p>8.2.1 Há reuniões com familiares pelo menos cinco vezes por ano para a elaboração do PTA/PEPP, apresentar planejamentos, discutir e avaliar as vivências e produções dos jovens e adultos?</text:p>
          </table:table-cell>
        </table:table-row>
        <table:table-row table:style-name="ro1">
          <table:table-cell office:value-type="string">
            <text:p>8.2.2 Os familiares recebem relatórios sobre aprendizagens, vivências e produções dos jovens e adultos pelo menos quatro vezes ao ano?</text:p>
          </table:table-cell>
        </table:table-row>
        <table:table-row table:style-name="ro1">
          <table:table-cell office:value-type="string">
            <text:p>8.2.3 Os familiares e responsáveis recebem orientações dos professores sobre como aproximar os jovens e adultos do mundo da leitura e da escrita durante a convivência familiar?</text:p>
          </table:table-cell>
        </table:table-row>
        <table:table-row table:style-name="ro1">
          <table:table-cell office:value-type="string">
            <text:p>8.2.4 Os familiares que não são membros do CGC conhecem as prioridades anuais da escola?</text:p>
          </table:table-cell>
        </table:table-row>
        <table:table-row table:style-name="ro1">
          <table:table-cell/>
        </table:table-row>
        <table:table-row table:style-name="ro1">
          <table:table-cell office:value-type="string">
            <text:p>8.3 Participação da escola na Rede de Proteção dos Direitos dos Jovens e Adultos com Deficiência</text:p>
          </table:table-cell>
        </table:table-row>
        <table:table-row table:style-name="ro1">
          <table:table-cell office:value-type="string">
            <text:p>8.3.1 A escola, os Conselhos da Pessoa com Deficiência, os Conselhos de Assistência Social e a Defensoria Pública da região estão bem articulados para o acompanhamento de casos diversos de não respeito aos direitos fundamentais dos jovens e adultos com deficiência (violência física, maus tratos, assédio moral, entre outros)?</text:p>
          </table:table-cell>
        </table:table-row>
        <table:table-row table:style-name="ro1">
          <table:table-cell office:value-type="string">
            <text:p>8.3.2 Os direitos das pessoas com deficiência são abordados com os jovens e adultos em outras atividades realizadas na escola, como, por exemplo, em rodas de conversas, em leituras coletivas, entre outras?</text:p>
          </table:table-cell>
        </table:table-row>
        <table:table-row table:style-name="ro1">
          <table:table-cell/>
        </table:table-row>
        <table:table-row table:style-name="ro7">
          <table:table-cell table:style-name="ce2" office:value-type="string">
            <text:p>Quadro dissertativo: Práticas consolidadas e Práticas que precisam avançar</text:p>
          </table:table-cell>
        </table:table-row>
        <table:table-row table:style-name="ro1">
          <table:table-cell/>
        </table:table-row>
        <table:table-row table:style-name="ro1">
          <table:table-cell office:value-type="string">
            <text:p>Dimensão 9 - Gestão escolar democrática</text:p>
          </table:table-cell>
        </table:table-row>
        <table:table-row table:style-name="ro1">
          <table:table-cell/>
        </table:table-row>
        <table:table-row table:style-name="ro1">
          <table:table-cell office:value-type="string">
            <text:p>9.1 Democratização da informação e da gestão</text:p>
          </table:table-cell>
        </table:table-row>
        <table:table-row table:style-name="ro1">
          <table:table-cell office:value-type="string">
            <text:p>9.1.1 As informações circulam de maneira rápida e precisa, entre pais, professores, educandos, demais profissionais da escola e outros membros da comunidade? </text:p>
          </table:table-cell>
        </table:table-row>
        <table:table-row table:style-name="ro1">
          <table:table-cell office:value-type="string">
            <text:p>9.1.2 Há espaços em locais visíveis contendo as principais informações relacionadas às atividades da escola (datas comemorativas, prestações de contas, datas de reuniões, agenda escolar do ano letivo etc.)?</text:p>
          </table:table-cell>
        </table:table-row>
        <table:table-row table:style-name="ro1">
          <table:table-cell office:value-type="string">
            <text:p>9.1.3 A direção presta contas e divulga amplamente à comunidade escolar (familiares, responsáveis, professores, funcionários, CGC/APM) apresentando regularmente o orçamento da escola e seus gastos?</text:p>
          </table:table-cell>
        </table:table-row>
        <table:table-row table:style-name="ro1">
          <table:table-cell office:value-type="string">
            <text:p>9.1.4 Os profissionais da escola (diretor, professores, funcionários etc.) procuram resolver os conflitos que surgem entre as pessoas no ambiente escolar (brigas, discussões) com base no diálogo e na negociação?</text:p>
          </table:table-cell>
        </table:table-row>
        <table:table-row table:style-name="ro1">
          <table:table-cell office:value-type="string">
            <text:p>9.1.5 A equipe gestora tem disponibilizado no painel principal da escola o plano de ação da Unidade Educacional previsto no PTA?</text:p>
          </table:table-cell>
        </table:table-row>
        <table:table-row table:style-name="ro1">
          <table:table-cell/>
        </table:table-row>
        <table:table-row table:style-name="ro1">
          <table:table-cell office:value-type="string">
            <text:p>9.2 Conselhos atuantes</text:p>
          </table:table-cell>
        </table:table-row>
        <table:table-row table:style-name="ro1">
          <table:table-cell office:value-type="string">
            <text:p>9.2.1 Você sabe o que faz o Conselho de Gestão Compartilhada (CGC) da escola?</text:p>
          </table:table-cell>
        </table:table-row>
        <table:table-row table:style-name="ro1">
          <table:table-cell office:value-type="string">
            <text:p>9.2.2 Você conhece os seus representantes no CGC?</text:p>
          </table:table-cell>
        </table:table-row>
        <table:table-row table:style-name="ro1">
          <table:table-cell office:value-type="string">
            <text:p>9.2.3 Seu segmento tem participação efetiva no CGC?</text:p>
          </table:table-cell>
        </table:table-row>
        <table:table-row table:style-name="ro1">
          <table:table-cell office:value-type="string">
            <text:p>9.2.4 As informações deliberadas nas reuniões do CGC são socializadas?</text:p>
          </table:table-cell>
        </table:table-row>
        <table:table-row table:style-name="ro1">
          <table:table-cell/>
        </table:table-row>
        <table:table-row table:style-name="ro1">
          <table:table-cell office:value-type="string">
            <text:p>9.3 Parcerias locais e relacionamento da escola com os serviços públicos </text:p>
          </table:table-cell>
        </table:table-row>
        <table:table-row table:style-name="ro1">
          <table:table-cell office:value-type="string">
            <text:p>9.3.1 Existe uma parceria da escola com os serviços públicos locais?</text:p>
          </table:table-cell>
        </table:table-row>
        <table:table-row table:style-name="ro1">
          <table:table-cell office:value-type="string">
            <text:p>9.3.2 A escola tem parcerias com outras instituições da sociedade (universidades, organizações da sociedade civil, empresas, fundações, associações e demais serviços públicos) para o financiamento de projetos ou para o desenvolvimento de ações conjuntas, como elaboração do projeto eco-político-pedagógico, formação de professores, atividades pedagógicas e comemorações? </text:p>
          </table:table-cell>
        </table:table-row>
        <table:table-row table:style-name="ro1">
          <table:table-cell/>
        </table:table-row>
        <table:table-row table:style-name="ro1">
          <table:table-cell office:value-type="string">
            <text:p>9.4 Participação efetiva de educandos, pais, responsáveis e comunidade em geral</text:p>
          </table:table-cell>
        </table:table-row>
        <table:table-row table:style-name="ro1">
          <table:table-cell office:value-type="string">
            <text:p>9.4.1 Há grupos estudantis ou outros grupos juvenis participando da tomada de decisões na escola e ajudando os educandos a se organizarem? </text:p>
          </table:table-cell>
        </table:table-row>
        <table:table-row table:style-name="ro1">
          <table:table-cell office:value-type="string">
            <text:p>9.4.2 A escola se mantém aberta aos finais de semana para que a comunidade possa usufruir do espaço (salas, pátio, quadras de esporte, biblioteca etc.)?</text:p>
          </table:table-cell>
        </table:table-row>
        <table:table-row table:style-name="ro1">
          <table:table-cell office:value-type="string">
            <text:p>9.4.3 Nas reuniões de Parada Pedagógica, a escola incentiva a participação dos jovens e adultos?</text:p>
          </table:table-cell>
        </table:table-row>
        <table:table-row table:style-name="ro1">
          <table:table-cell/>
        </table:table-row>
        <table:table-row table:style-name="ro7">
          <table:table-cell table:style-name="ce2" office:value-type="string">
            <text:p>Quadro dissertativo: Práticas consolidadas e Práticas que precisam avançar</text:p>
          </table:table-cell>
        </table:table-row>
        <table:table-row table:style-name="ro1">
          <table:table-cell/>
        </table:table-row>
        <table:table-row table:style-name="ro1">
          <table:table-cell office:value-type="string">
            <text:p>Dimensão 10 - Formação e condições de trabalho dos profissionais da escola</text:p>
          </table:table-cell>
        </table:table-row>
        <table:table-row table:style-name="ro1">
          <table:table-cell/>
        </table:table-row>
        <table:table-row table:style-name="ro1">
          <table:table-cell office:value-type="string">
            <text:p>10.1 Formação Inicial e continuada</text:p>
          </table:table-cell>
        </table:table-row>
        <table:table-row table:style-name="ro1">
          <table:table-cell office:value-type="string">
            <text:p>10.1.1 A escola ou a Secretaria de Educação oferecem permanentemente cursos ou ações de formação para os professores e demais funcionários da escola?</text:p>
          </table:table-cell>
        </table:table-row>
        <table:table-row table:style-name="ro1">
          <table:table-cell office:value-type="string">
            <text:p>10.1.2 O tempo estabelecido para as reuniões pedagógicas/HTPs semanais é suficiente para atender as demandas de formação da equipe escolar?</text:p>
          </table:table-cell>
        </table:table-row>
        <table:table-row table:style-name="ro1">
          <table:table-cell office:value-type="string">
            <text:p>10.1.3 Professores e demais funcionários da escola participam de formações específicas que os auxiliam a trabalhar com educandos com deficiência (intelectual, auditiva, visual, física, múltiplas ou outros déficits) e altas habilidades? </text:p>
          </table:table-cell>
        </table:table-row>
        <table:table-row table:style-name="ro1">
          <table:table-cell office:value-type="string">
            <text:p>10.1.4. As formações e cursos são incluídos no horário de trabalho dos profissionais? </text:p>
          </table:table-cell>
        </table:table-row>
        <table:table-row table:style-name="ro1">
          <table:table-cell/>
        </table:table-row>
        <table:table-row table:style-name="ro1">
          <table:table-cell office:value-type="string">
            <text:p>10.2 Suficiência da equipe escolar e condições de trabalho</text:p>
          </table:table-cell>
        </table:table-row>
        <table:table-row table:style-name="ro1">
          <table:table-cell office:value-type="string">
            <text:p>10.2.1 A escola dispõe da quantidade de professores de que necessita? </text:p>
          </table:table-cell>
        </table:table-row>
        <table:table-row table:style-name="ro1">
          <table:table-cell office:value-type="string">
            <text:p>10.2.2 O número de funcionários é suficiente para o funcionamento adequado da escola? </text:p>
          </table:table-cell>
        </table:table-row>
        <table:table-row table:style-name="ro1">
          <table:table-cell office:value-type="string">
            <text:p>10.2.3 A escola recebe atendimento do supervisor de ensino em quantidade suficiente? </text:p>
          </table:table-cell>
        </table:table-row>
        <table:table-row table:style-name="ro1">
          <table:table-cell office:value-type="string">
            <text:p>10.2.4 A escola recebe atendimento do corpo técnico em quantidade suficiente? </text:p>
          </table:table-cell>
        </table:table-row>
        <table:table-row table:style-name="ro1">
          <table:table-cell office:value-type="string">
            <text:p>10.2.5 É solicitada a presença de técnicos do CTP (fisioterapeutas, terapeutas ocupacionais, fonoaudiólogos) quando educandos e funcionários necessitam de orientações específicas?</text:p>
          </table:table-cell>
        </table:table-row>
        <table:table-row table:style-name="ro1">
          <table:table-cell office:value-type="string">
            <text:p>10.2.6 A equipe escolar procura desenvolver relações cooperativas de trabalho</text:p>
          </table:table-cell>
        </table:table-row>
        <table:table-row table:style-name="ro1">
          <table:table-cell/>
        </table:table-row>
        <table:table-row table:style-name="ro1">
          <table:table-cell office:value-type="string">
            <text:p>10.3 Assiduidade da equipe escolar </text:p>
          </table:table-cell>
        </table:table-row>
        <table:table-row table:style-name="ro1">
          <table:table-cell office:value-type="string">
            <text:p>10.3.1 Quando há o registro de faltas excessivas de gestores, professores e funcionários de apoio na escola, prejudicando o atendimento dos educandos, esse assunto é discutido coletivamente pelo CGC e por toda a comunidade escolar?</text:p>
          </table:table-cell>
        </table:table-row>
        <table:table-row table:style-name="ro1">
          <table:table-cell office:value-type="string">
            <text:p>10.3.2 Os professores são assíduos e pontuais nas reuniões pedagógicas e HTPs?</text:p>
          </table:table-cell>
        </table:table-row>
        <table:table-row table:style-name="ro1">
          <table:table-cell office:value-type="string">
            <text:p>10.3.3 O coordenador é assíduo e pontual nas reuniões pedagógicas e HTPs?</text:p>
          </table:table-cell>
        </table:table-row>
        <table:table-row table:style-name="ro1">
          <table:table-cell office:value-type="string">
            <text:p>10.3.4 As faltas dos funcionários de apoio, abonadas ou não, são planejadas de modo a não prejudicar a rotina escolar?</text:p>
          </table:table-cell>
        </table:table-row>
        <table:table-row table:style-name="ro1">
          <table:table-cell office:value-type="string">
            <text:p>10.3.5 As faltas dos professores são planejadas de modo a não prejudicar a rotina escolar?</text:p>
          </table:table-cell>
        </table:table-row>
        <table:table-row table:style-name="ro1">
          <table:table-cell office:value-type="string">
            <text:p>10.3.6 As faltas da dupla gestora são planejadas de modo a não prejudicar a rotina escolar?</text:p>
          </table:table-cell>
        </table:table-row>
        <table:table-row table:style-name="ro1">
          <table:table-cell office:value-type="string">
            <text:p>10.3.7 As faltas do corpo técnico são planejadas de modo a não prejudicar a rotina escolar?</text:p>
          </table:table-cell>
        </table:table-row>
        <table:table-row table:style-name="ro1">
          <table:table-cell/>
        </table:table-row>
        <table:table-row table:style-name="ro7">
          <table:table-cell table:style-name="ce2" office:value-type="string">
            <text:p>Quadro dissertativo: Práticas consolidadas e Práticas que precisam avançar</text:p>
          </table:table-cell>
        </table:table-row>
        <table:table-row table:style-name="ro1">
          <table:table-cell/>
        </table:table-row>
        <table:table-row table:style-name="ro1">
          <table:table-cell office:value-type="string">
            <text:p>Dimensão 11 - Processos de alfabetização e letramento</text:p>
          </table:table-cell>
        </table:table-row>
        <table:table-row table:style-name="ro1">
          <table:table-cell/>
        </table:table-row>
        <table:table-row table:style-name="ro1">
          <table:table-cell office:value-type="string">
            <text:p>11.1 Experiências e aproximações com a linguagem oral e escrita</text:p>
          </table:table-cell>
        </table:table-row>
        <table:table-row table:style-name="ro1">
          <table:table-cell office:value-type="string">
            <text:p>11.1.1 Os professores leem, diariamente, textos de diferentes gêneros com os jovens e adultos (livros diversificados de prosa e poesia, revistas, dicionários, gibis, suplementos infantis de jornais, letras móveis, jogos com letras e palavras, produções dos próprios jovens e adultos com desenhos e escritas, dicionários, entre outros)? </text:p>
          </table:table-cell>
        </table:table-row>
        <table:table-row table:style-name="ro1">
          <table:table-cell office:value-type="string">
            <text:p>11.1.2 Os professores contam histórias e abrem espaços para os jovens e adultos contarem suas histórias? </text:p>
          </table:table-cell>
        </table:table-row>
        <table:table-row table:style-name="ro1">
          <table:table-cell office:value-type="string">
            <text:p>11.1.3 Os professores incentivam os jovens e adultos a manusear livros, revistas e outros portadores de textos? </text:p>
          </table:table-cell>
        </table:table-row>
        <table:table-row table:style-name="ro1">
          <table:table-cell office:value-type="string">
            <text:p>11.1.4 Os jovens e adultos vivenciam situações diferenciadas de contato com o sistema de leitura e escrita?</text:p>
          </table:table-cell>
        </table:table-row>
        <table:table-row table:style-name="ro1">
          <table:table-cell office:value-type="string">
            <text:p>11.1.5 Os jovens e adultos são incentivados a produzir textos, mesmo sem saber ler e escrever, tendo o educador como “escriba”? </text:p>
          </table:table-cell>
        </table:table-row>
        <table:table-row table:style-name="ro1">
          <table:table-cell office:value-type="string">
            <text:p>11.1.6 Os professoras incentivam os jovens e adultos, individualmente ou em grupo, a contar e recontar histórias e a narrar situações, na forma em que lhes é possível expressar?</text:p>
          </table:table-cell>
        </table:table-row>
        <table:table-row table:style-name="ro1">
          <table:table-cell/>
        </table:table-row>
        <table:table-row table:style-name="ro1">
          <table:table-cell office:value-type="string">
            <text:p>11.2 Existência de práticas alfabetizadoras na escola</text:p>
          </table:table-cell>
        </table:table-row>
        <table:table-row table:style-name="ro1">
          <table:table-cell office:value-type="string">
            <text:p>11.2.1 Os jovens e adultos leem/usam diariamente diferentes materiais disponibilizados em salas de oficinas (livros diversificados de prosa e poesia, com e sem palavras, revistas, dicionários, gibis, suplementos infantis de jornais, letras móveis, jogos com letras e palavras, produções dos próprios jovens e adultos com desenhos e escritas, entre outros)? </text:p>
          </table:table-cell>
        </table:table-row>
        <table:table-row table:style-name="ro1">
          <table:table-cell office:value-type="string">
            <text:p>11.2.2 Os jovens e adultos participam diariamente de atividades planejadas para a utilização prática da leitura e da escrita? </text:p>
          </table:table-cell>
        </table:table-row>
        <table:table-row table:style-name="ro1">
          <table:table-cell office:value-type="string">
            <text:p>11.2.3 Os professores utilizam estratégias planejadas para ajudar os jovens e adultos na compreensão e na interpretação dos textos lidos (usar diferentes tipos de gêneros textuais nas atividades; conhecer com antecedência o conteúdo dos textos que os educandos irão ler; gerar expectativa em relação ao texto que os educandos irão ler; fazer perguntas que levem a suposições sobre a história; fazer comentários e perguntas sobre aquilo que os educandos leram e promover o diálogo sobre o texto; assegurar que os educandos desenvolvam a atitude de ouvir a interpretação dos colegas, entre outros)? </text:p>
          </table:table-cell>
        </table:table-row>
        <table:table-row table:style-name="ro1">
          <table:table-cell office:value-type="string">
            <text:p>11.2.4 A escola valoriza as produções feitas pelos jovens e adultos (valorizar igualmente o trabalho de todos os educandos, mostrando o trabalho de cada um para a turma; fazer exposições dos trabalhos em murais e varais fora e dentro da sala de oficina; incentivar os educandos a apreciar o resultado de seus trabalhos após os comentários gerais; fazer comentários positivos em relação a produção de todos; promover feiras na escola para a exposição e a divulgação das produções dos educandos, entre outros)? </text:p>
          </table:table-cell>
        </table:table-row>
        <table:table-row table:style-name="ro1">
          <table:table-cell office:value-type="string">
            <text:p>11.2.5 Pelo menos uma vez por semana, os jovens e adultos participam de projetos ou atividades em que possam conhecer diferentes tipos de texto e as linguagens utilizadas em diversas situações sociais (troca de correspondências, elaboração de convites e avisos, desenvolvimento de campanhas de interesse público, como cartazes e/ou folhetos sobre reciclagem de lixo, alcoolismo, prevenção de doenças); elaboração de jornal escolar; produção de programas de rádios ou TV; saraus literários; elaboração de livro/revista; leitura de textos teatrais; montagem de álbuns musicais; realização de pesquisa bibliográfica; realização de entrevistas; debate político; abaixo-assinados; cartas com reivindicações a autoridades; apresentação de trabalhos ou seminários, entre outros?</text:p>
          </table:table-cell>
        </table:table-row>
        <table:table-row table:style-name="ro1">
          <table:table-cell office:value-type="string">
            <text:p>11.2.6 Os jovens e adultos participam diariamente do planejamento das atividades do dia?</text:p>
          </table:table-cell>
        </table:table-row>
        <table:table-row table:style-name="ro1">
          <table:table-cell/>
        </table:table-row>
        <table:table-row table:style-name="ro1">
          <table:table-cell office:value-type="string">
            <text:p>11.3 Acesso e bom aproveitamento da biblioteca ou sala de leitura</text:p>
          </table:table-cell>
        </table:table-row>
        <table:table-row table:style-name="ro1">
          <table:table-cell office:value-type="string">
            <text:p>11.3.1 A escola disponibiliza aos professores, jovens e adultos os livros recebidos pelo Programa Nacional de Biblioteca na Escola (PNBE)?</text:p>
          </table:table-cell>
        </table:table-row>
        <table:table-row table:style-name="ro1">
          <table:table-cell office:value-type="string">
            <text:p>11.3.2 A biblioteca ou sala de leitura tem um profissional capacitado para promover um bom uso do espaço e atender o público em todos os turnos?</text:p>
          </table:table-cell>
        </table:table-row>
        <table:table-row table:style-name="ro1">
          <table:table-cell office:value-type="string">
            <text:p>11.3.3 Os jovens e adultos fazem uso da sala de leitura em horário letivo pelo menos uma vez por semana, fazendo pesquisas e leituras?</text:p>
          </table:table-cell>
        </table:table-row>
        <table:table-row table:style-name="ro1">
          <table:table-cell office:value-type="string">
            <text:p>11.3.4 Os jovens e adultos fazem empréstimos de livros do acervo da escola (para ler em casa)?</text:p>
          </table:table-cell>
        </table:table-row>
        <table:table-row table:style-name="ro1">
          <table:table-cell office:value-type="string">
            <text:p>11.3.5 Os jovens e adultos usam computadores para aprimorar a leitura e a escrita pelo menos uma vez por semana, durante o horário das aulas?</text:p>
          </table:table-cell>
        </table:table-row>
        <table:table-row table:style-name="ro1">
          <table:table-cell/>
        </table:table-row>
        <table:table-row table:style-name="ro7">
          <table:table-cell table:style-name="ce2" office:value-type="string">
            <text:p>Quadro dissertativo: Práticas consolidadas e Práticas que precisam avançar</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styles>
    <style:default-style style:family="table-cell">
      <style:table-cell-properties style:decimal-places="2"/>
      <style:paragraph-properties style:tab-stop-distance="1.25cm"/>
      <style:text-properties style:font-name="Arial"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1.001cm" fo:page-height="29.7cm" style:num-format="1" style:print-orientation="portrait" style:scale-to="42%"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02">02/09/2011</text:date>, <text:time>14:06:41</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8-01T15:07:20</meta:creation-date>
    <dc:date>2011-09-02T14:06:40</dc:date>
    <meta:editing-duration>PT3H45M1S</meta:editing-duration>
    <meta:editing-cycles>17</meta:editing-cycles>
    <meta:generator>LibreOffice/3.3$Linux LibreOffice_project/330m19$Build-6</meta:generator>
    <meta:print-date>2011-08-03T16:08:49</meta:print-date>
    <meta:document-statistic meta:table-count="2" meta:cell-count="2562" meta:object-count="0"/>
  </office:meta>
</office:document-meta>
</file>